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2.24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2.759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2.672cm"/>
    </style:style>
    <style:style style:name="co23" style:family="table-column">
      <style:table-column-properties fo:break-before="auto" style:column-width="0.49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559cm"/>
    </style:style>
    <style:style style:name="co26" style:family="table-column">
      <style:table-column-properties fo:break-before="auto" style:column-width="2.376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688cm"/>
    </style:style>
    <style:style style:name="co29" style:family="table-column">
      <style:table-column-properties fo:break-before="auto" style:column-width="2.722cm"/>
    </style:style>
    <style:style style:name="co30" style:family="table-column">
      <style:table-column-properties fo:break-before="auto" style:column-width="0.878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 style:data-style-name="N125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fo:background-color="#ff99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99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Arial" style:font-name-asian="Arial" style:font-name-complex="DejaVu Sans"/>
    </style:style>
    <style:style style:name="ce13" style:family="table-cell" style:parent-style-name="Default">
      <style:table-cell-properties fo:wrap-option="wrap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99" fo:wrap-option="wrap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 style:data-style-name="N11"/>
    <style:style style:name="ce17" style:family="table-cell" style:parent-style-name="Default">
      <style:table-cell-properties fo:background-color="#ff6666" fo:wrap-option="wrap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6666" style:text-align-source="fix" style:repeat-content="false" fo:wrap-option="wrap"/>
      <style:paragraph-properties fo:text-align="end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333333" style:text-outline="false" style:font-name="Droid Sans" fo:font-size="5.55000019073486pt" fo:language="none" fo:country="none" fo:text-shadow="none" style:text-underline-mode="continuous" style:text-overline-mode="continuous" style:text-line-through-mode="continuous" style:font-name-asian="Droid Sans" style:font-size-asian="5.55000019073486pt" style:language-asian="none" style:country-asian="none" style:font-name-complex="Droid Sans" style:font-size-complex="5.55000019073486pt" style:language-complex="none" style:country-complex="none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 table:print="false">
        <office:forms form:automatic-focus="false" form:apply-design-mode="false"/>
        <table:shapes>
          <draw:frame draw:z-index="0" draw:style-name="gr1" draw:text-style-name="P1" svg:width="16.022cm" svg:height="8.996cm" svg:x="8.871cm" svg:y="550.75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00" table:default-cell-style-name="Default"/>
        <table:table-column table:style-name="co11" table:number-columns-repeated="802" table:default-cell-style-name="Default"/>
        <table:table-row table:style-name="ro1">
          <table:table-cell/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Submission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DE/WM</text:p>
          </table:table-cell>
          <table:table-cell office:value-type="string" calcext:value-type="string">
            <text:p>GTK Theme</text:p>
          </table:table-cell>
          <table:table-cell office:value-type="string" calcext:value-type="string">
            <text:p>Icons</text:p>
          </table:table-cell>
          <table:table-cell office:value-type="string" calcext:value-type="string">
            <text:p>Do you use conky?</text:p>
          </table:table-cell>
          <table:table-cell office:value-type="string" calcext:value-type="string">
            <text:p>SYT</text:p>
          </table:table-cell>
          <table:table-cell table:style-name="ce6" office:value-type="string" calcext:value-type="string">
            <text:p>OSX env</text:p>
          </table:table-cell>
          <table:table-cell table:style-name="ce6" office:value-type="string" calcext:value-type="string">
            <text:p>Flavour</text:p>
          </table:table-cell>
          <table:table-cell table:style-name="ce6" office:value-type="string" calcext:value-type="string">
            <text:p>Launcher</text:p>
          </table:table-cell>
          <table:table-cell table:style-name="ce6" office:value-type="string" calcext:value-type="string">
            <text:p>Virtualise</text:p>
          </table:table-cell>
          <table:table-cell table:style-name="ce6" office:value-type="string" calcext:value-type="string">
            <text:p>How</text:p>
          </table:table-cell>
          <table:table-cell table:style-name="ce6" office:value-type="string" calcext:value-type="string">
            <text:p>Vdistro</text:p>
          </table:table-cell>
          <table:table-cell table:style-name="ce6" office:value-type="string" calcext:value-type="string">
            <text:p>VDE</text:p>
          </table:table-cell>
          <table:table-cell table:style-name="ce6" office:value-type="string" calcext:value-type="string">
            <text:p>BSD</text:p>
          </table:table-cell>
          <table:table-cell table:style-name="ce6" office:value-type="string" calcext:value-type="string">
            <text:p>BSD DE</text:p>
          </table:table-cell>
          <table:table-cell table:style-name="ce6" office:value-type="string" calcext:value-type="string">
            <text:p>BSD Icons</text:p>
          </table:table-cell>
          <table:table-cell table:style-name="ce6" office:value-type="string" calcext:value-type="string">
            <text:p>WinKDE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0:10:08" calcext:value-type="date">
            <text:p>41766.00703703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obli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16:13" calcext:value-type="date">
            <text:p>41766.0112615741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17:20" calcext:value-type="date">
            <text:p>41766.01203703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27:30" calcext:value-type="date">
            <text:p>41766.019097222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0:28:12" calcext:value-type="date">
            <text:p>41766.019583333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MAT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29:43" calcext:value-type="date">
            <text:p>41766.020636574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0:19" calcext:value-type="date">
            <text:p>41766.021053240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1:56" calcext:value-type="date">
            <text:p>41766.022175925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2:00" calcext:value-type="date">
            <text:p>41766.02222222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3:58" calcext:value-type="date">
            <text:p>41766.0235879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35:42" calcext:value-type="date">
            <text:p>41766.024791666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41:25" calcext:value-type="date">
            <text:p>41766.0287615741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45:34" calcext:value-type="date">
            <text:p>41766.031643518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46:10" calcext:value-type="date">
            <text:p>41766.032060185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0:16" calcext:value-type="date">
            <text:p>41766.034907407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1:09" calcext:value-type="date">
            <text:p>41766.035520833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3:51" calcext:value-type="date">
            <text:p>41766.037395833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6:20.000002" calcext:value-type="date">
            <text:p>41766.0391203704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0:59:18" calcext:value-type="date">
            <text:p>41766.041180555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int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03:38.999999" calcext:value-type="date">
            <text:p>41766.044201388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onkyVision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05:15.999993" calcext:value-type="date">
            <text:p>41766.04532407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21:39.999993" calcext:value-type="date">
            <text:p>41766.0567129629</text:p>
          </table:table-cell>
          <table:table-cell table:style-name="ce7"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24:56" calcext:value-type="date">
            <text:p>41766.058981481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29:55" calcext:value-type="date">
            <text:p>41766.062442129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AT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30:57" calcext:value-type="date">
            <text:p>41766.063159722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NixOS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Albatros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35:16" calcext:value-type="date">
            <text:p>41766.066157407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37:28" calcext:value-type="date">
            <text:p>41766.067685185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39:47" calcext:value-type="date">
            <text:p>41766.069293981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40:46" calcext:value-type="date">
            <text:p>41766.069976851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45:26" calcext:value-type="date">
            <text:p>41766.073217592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xquartz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1:51:35" calcext:value-type="date">
            <text:p>41766.0774884259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1:52:01" calcext:value-type="date">
            <text:p>41766.077789351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01:38" calcext:value-type="date">
            <text:p>41766.0844675926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02:31" calcext:value-type="date">
            <text:p>41766.0850810185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03:19" calcext:value-type="date">
            <text:p>41766.085636574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rit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08:03.000002" calcext:value-type="date">
            <text:p>41766.088923611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14:24" calcext:value-type="date">
            <text:p>41766.093333333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17:18" calcext:value-type="date">
            <text:p>41766.09534722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TheCircl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date" office:date-value="2014-05-07T02:20:21" calcext:value-type="date">
            <text:p>41766.0974652778</text:p>
          </table:table-cell>
          <table:table-cell table:style-name="ce8" office:value-type="string" calcext:value-type="string">
            <text:p>both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NU/Linux</text:p>
          </table:table-cell>
          <table:table-cell table:style-name="ce8" office:value-type="string" calcext:value-type="string">
            <text:p>Ubuntu</text:p>
          </table:table-cell>
          <table:table-cell table:style-name="ce8" office:value-type="string" calcext:value-type="string">
            <text:p>XFCE/w9wm</text:p>
          </table:table-cell>
          <table:table-cell table:number-columns-repeated="2" table:style-name="ce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style-name="ce11" table:number-columns-repeated="11"/>
          <table:table-cell table:number-columns-repeated="1002"/>
        </table:table-row>
        <table:table-row table:style-name="ro1">
          <table:table-cell/>
          <table:table-cell office:value-type="date" office:date-value="2014-05-07T02:23:46" calcext:value-type="date">
            <text:p>41766.09983796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25:26" calcext:value-type="date">
            <text:p>41766.100995370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27:32" calcext:value-type="date">
            <text:p>41766.1024537037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29:37" calcext:value-type="date">
            <text:p>41766.1039004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Delorea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36:49" calcext:value-type="date">
            <text:p>41766.10890046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38:50" calcext:value-type="date">
            <text:p>41766.110300925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date" office:date-value="2014-05-07T02:44:32" calcext:value-type="date">
            <text:p>41766.114259259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NU/Linux</text:p>
          </table:table-cell>
          <table:table-cell table:style-name="ce1" office:value-type="string" calcext:value-type="string">
            <text:p>unknow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date" office:date-value="2014-05-07T02:44:35" calcext:value-type="date">
            <text:p>41766.114293981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45:50" calcext:value-type="date">
            <text:p>41766.1151620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46:27" calcext:value-type="date">
            <text:p>41766.115590277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2:47:00" calcext:value-type="date">
            <text:p>41766.11597222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47:16" calcext:value-type="date">
            <text:p>41766.116157407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tock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2:47:46" calcext:value-type="date">
            <text:p>41766.116504629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2:53:21" calcext:value-type="date">
            <text:p>41766.120381944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2:54:30" calcext:value-type="date">
            <text:p>41766.1211805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54:35" calcext:value-type="date">
            <text:p>41766.121238425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57:22" calcext:value-type="date">
            <text:p>41766.123171296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2:59:24" calcext:value-type="date">
            <text:p>41766.124583333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Ecru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05:38.999999" calcext:value-type="date">
            <text:p>41766.1289236111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12:28" calcext:value-type="date">
            <text:p>41766.133657407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12:39" calcext:value-type="date">
            <text:p>41766.13378472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14:16" calcext:value-type="date">
            <text:p>41766.1349074074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0:26" calcext:value-type="date">
            <text:p>41766.139189814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0:30" calcext:value-type="date">
            <text:p>41766.13923611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2:05" calcext:value-type="date">
            <text:p>41766.140335648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CyanogenMo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Debian</text:p>
          </table:table-cell>
          <table:table-cell table:style-name="ce6" office:value-type="string" calcext:value-type="string">
            <text:p>LXDE</text:p>
          </table:table-cell>
          <table:table-cell table:number-columns-repeated="2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3:22:31" calcext:value-type="date">
            <text:p>41766.140636574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6:55" calcext:value-type="date">
            <text:p>41766.143692129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27:58" calcext:value-type="date">
            <text:p>41766.144421296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mpas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34:37" calcext:value-type="date">
            <text:p>41766.149039351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1:59" calcext:value-type="date">
            <text:p>41766.154155092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2:34" calcext:value-type="date">
            <text:p>41766.154560185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3:14" calcext:value-type="date">
            <text:p>41766.155023148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4:17" calcext:value-type="date">
            <text:p>41766.1557523148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4:49" calcext:value-type="date">
            <text:p>41766.156122685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48:19" calcext:value-type="date">
            <text:p>41766.158553240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tmux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3:55:16" calcext:value-type="date">
            <text:p>41766.163379629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3:55:18" calcext:value-type="date">
            <text:p>41766.163402777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evil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55:20" calcext:value-type="date">
            <text:p>41766.163425925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03:56:01" calcext:value-type="date">
            <text:p>41766.16390046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57:34" calcext:value-type="date">
            <text:p>41766.164976851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3:59:24" calcext:value-type="date">
            <text:p>41766.1662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01:03" calcext:value-type="date">
            <text:p>41766.167395833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04:18" calcext:value-type="date">
            <text:p>41766.169652777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05:20" calcext:value-type="date">
            <text:p>41766.170370370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Mint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06:05" calcext:value-type="date">
            <text:p>41766.1708912037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3bar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12:20" calcext:value-type="date">
            <text:p>41766.175231481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14:45" calcext:value-type="date">
            <text:p>41766.17690972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4:17:34" calcext:value-type="date">
            <text:p>41766.178865740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17:43" calcext:value-type="date">
            <text:p>41766.178969907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17:52" calcext:value-type="date">
            <text:p>41766.179074074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1:33" calcext:value-type="date">
            <text:p>41766.181631944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2:37" calcext:value-type="date">
            <text:p>41766.1823726852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5:38" calcext:value-type="date">
            <text:p>41766.184467592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5:54" calcext:value-type="date">
            <text:p>41766.1846527778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8:47" calcext:value-type="date">
            <text:p>41766.18665509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9:00" calcext:value-type="date">
            <text:p>41766.1868055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ov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29:50" calcext:value-type="date">
            <text:p>41766.187384259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0:12" calcext:value-type="date">
            <text:p>41766.187638888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0:49" calcext:value-type="date">
            <text:p>41766.1880671296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1:30.999999" calcext:value-type="date">
            <text:p>41766.188553240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Adwait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1:35" calcext:value-type="date">
            <text:p>41766.18859953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4:47" calcext:value-type="date">
            <text:p>41766.190821759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6:28" calcext:value-type="date">
            <text:p>41766.191990740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38:49.999999" calcext:value-type="date">
            <text:p>41766.193634259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0:46" calcext:value-type="date">
            <text:p>41766.194976851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2:36" calcext:value-type="date">
            <text:p>41766.1962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4:35" calcext:value-type="date">
            <text:p>41766.197627314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5:26" calcext:value-type="date">
            <text:p>41766.198217592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6:15" calcext:value-type="date">
            <text:p>41766.198784722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49:11" calcext:value-type="date">
            <text:p>41766.200821759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52:05" calcext:value-type="date">
            <text:p>41766.202835648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awesom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7T04:52:58" calcext:value-type="date">
            <text:p>41766.203449074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4:53:52" calcext:value-type="date">
            <text:p>41766.2040740741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4:59:45" calcext:value-type="date">
            <text:p>41766.20815972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03:06" calcext:value-type="date">
            <text:p>41766.210486111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date" office:date-value="2014-05-07T05:03:22" calcext:value-type="date">
            <text:p>41766.210671296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GNU/Linux</text:p>
          </table:table-cell>
          <table:table-cell table:style-name="ce1" office:value-type="string" calcext:value-type="string">
            <text:p>unknow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date" office:date-value="2014-05-07T05:03:30" calcext:value-type="date">
            <text:p>41766.2107638889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03:36" calcext:value-type="date">
            <text:p>41766.210833333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05:05" calcext:value-type="date">
            <text:p>41766.211863425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06:54" calcext:value-type="date">
            <text:p>41766.21312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3:41" calcext:value-type="date">
            <text:p>41766.217835648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5:30" calcext:value-type="date">
            <text:p>41766.21909722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8:09" calcext:value-type="date">
            <text:p>41766.220937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Anycoloryoulik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9:37" calcext:value-type="date">
            <text:p>41766.2219560185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19:47" calcext:value-type="date">
            <text:p>41766.2220717593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itru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0:02" calcext:value-type="date">
            <text:p>41766.2222453704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1:30" calcext:value-type="date">
            <text:p>41766.223263888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1:37" calcext:value-type="date">
            <text:p>41766.223344907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2:04" calcext:value-type="date">
            <text:p>41766.2236574074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date" office:date-value="2014-05-07T05:24:57.000004" calcext:value-type="date">
            <text:p>41766.2256597223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NU/Linux</text:p>
          </table:table-cell>
          <table:table-cell table:style-name="ce1" office:value-type="string" calcext:value-type="string">
            <text:p>unknow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date" office:date-value="2014-05-07T05:26:35" calcext:value-type="date">
            <text:p>41766.226793981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6:38" calcext:value-type="date">
            <text:p>41766.226828703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fluxbox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7T05:26:56" calcext:value-type="date">
            <text:p>41766.22703703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5:27:01.000004" calcext:value-type="date">
            <text:p>41766.227094907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Fleche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27:48" calcext:value-type="date">
            <text:p>41766.227638888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30:48" calcext:value-type="date">
            <text:p>41766.22972222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33:25.000002" calcext:value-type="date">
            <text:p>41766.2315393519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34:32" calcext:value-type="date">
            <text:p>41766.232314814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37:25" calcext:value-type="date">
            <text:p>41766.234317129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38:50" calcext:value-type="date">
            <text:p>41766.235300925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0:15" calcext:value-type="date">
            <text:p>41766.23628472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harmattan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1:04" calcext:value-type="date">
            <text:p>41766.236851851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1:54" calcext:value-type="date">
            <text:p>41766.237430555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2:32" calcext:value-type="date">
            <text:p>41766.237870370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2:37" calcext:value-type="date">
            <text:p>41766.2379282407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3:10" calcext:value-type="date">
            <text:p>41766.2383101852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4:16" calcext:value-type="date">
            <text:p>41766.239074074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5:03" calcext:value-type="date">
            <text:p>41766.239618055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5:58" calcext:value-type="date">
            <text:p>41766.240254629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49:58" calcext:value-type="date">
            <text:p>41766.243032407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0:16" calcext:value-type="date">
            <text:p>41766.24324074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51:30" calcext:value-type="date">
            <text:p>41766.24409722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2:06" calcext:value-type="date">
            <text:p>41766.244513888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2:42" calcext:value-type="date">
            <text:p>41766.2449305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5:52:49" calcext:value-type="date">
            <text:p>41766.245011574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53:49.000004" calcext:value-type="date">
            <text:p>41766.245706018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6:19.000002" calcext:value-type="date">
            <text:p>41766.247442129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Solarize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6:34" calcext:value-type="date">
            <text:p>41766.247615740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KupoFinale</text:p>
          </table:table-cell>
          <table:table-cell office:value-type="string" calcext:value-type="string">
            <text:p>smokiko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7:03" calcext:value-type="date">
            <text:p>41766.247951388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7:43" calcext:value-type="date">
            <text:p>41766.248414351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8:10" calcext:value-type="date">
            <text:p>41766.248726851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5:58:22" calcext:value-type="date">
            <text:p>41766.248865740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5:59:21" calcext:value-type="date">
            <text:p>41766.24954861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1:36" calcext:value-type="date">
            <text:p>41766.2511111111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GoogleNow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6:03:38" calcext:value-type="date">
            <text:p>41766.2525231482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4:13" calcext:value-type="date">
            <text:p>41766.252928240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4:33" calcext:value-type="date">
            <text:p>41766.2531597222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7:51" calcext:value-type="date">
            <text:p>41766.255451388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8:32" calcext:value-type="date">
            <text:p>41766.255925925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09:34" calcext:value-type="date">
            <text:p>41766.256643518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0:12" calcext:value-type="date">
            <text:p>41766.257083333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3:48" calcext:value-type="date">
            <text:p>41766.259583333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4:52" calcext:value-type="date">
            <text:p>41766.260324074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6:32" calcext:value-type="date">
            <text:p>41766.261481481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6:51" calcext:value-type="date">
            <text:p>41766.261701388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17:54" calcext:value-type="date">
            <text:p>41766.2624305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22:02" calcext:value-type="date">
            <text:p>41766.265300925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cyl</text:p>
          </table:table-cell>
          <table:table-cell office:value-type="string" calcext:value-type="string">
            <text:p>mickeypy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25:47" calcext:value-type="date">
            <text:p>41766.267905092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25:58" calcext:value-type="date">
            <text:p>41766.268032407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6:31:30.999999" calcext:value-type="date">
            <text:p>41766.271886574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6:32:24" calcext:value-type="date">
            <text:p>41766.272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3:48" calcext:value-type="date">
            <text:p>41766.273472222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4:00" calcext:value-type="date">
            <text:p>41766.27361111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4:08" calcext:value-type="date">
            <text:p>41766.27370370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4:22.999999" calcext:value-type="date">
            <text:p>41766.2738773148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4:56" calcext:value-type="date">
            <text:p>41766.2742592593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5:53" calcext:value-type="date">
            <text:p>41766.2749189815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6:52" calcext:value-type="date">
            <text:p>41766.275601851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6:37:30" calcext:value-type="date">
            <text:p>41766.276041666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Boje 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9:03" calcext:value-type="date">
            <text:p>41766.277118055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LX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39:46" calcext:value-type="date">
            <text:p>41766.277615740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2:35" calcext:value-type="date">
            <text:p>41766.279571759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4:14" calcext:value-type="date">
            <text:p>41766.280717592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ustom</text:p>
          </table:table-cell>
          <table:table-cell table:style-name="ce7" office:value-type="string" calcext:value-type="string">
            <text:p>AnyColorYouLik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4:50" calcext:value-type="date">
            <text:p>41766.281134259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NO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6:45" calcext:value-type="date">
            <text:p>41766.282465277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2b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8:07" calcext:value-type="date">
            <text:p>41766.283414351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2bwm</text:p>
          </table:table-cell>
          <table:table-cell office:value-type="string" calcext:value-type="string">
            <text:p>royalt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9:01" calcext:value-type="date">
            <text:p>41766.284039351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49:58" calcext:value-type="date">
            <text:p>41766.284699074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0:11" calcext:value-type="date">
            <text:p>41766.28484953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krell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0:26" calcext:value-type="date">
            <text:p>41766.2850231481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1:01" calcext:value-type="date">
            <text:p>41766.285428240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1:01" calcext:value-type="date">
            <text:p>41766.285428240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1:14" calcext:value-type="date">
            <text:p>41766.28557870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3statu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date" office:date-value="2014-05-07T06:51:30" calcext:value-type="date">
            <text:p>41766.285763888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NU/Linux</text:p>
          </table:table-cell>
          <table:table-cell table:style-name="ce1" office:value-type="string" calcext:value-type="string">
            <text:p>unknow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date" office:date-value="2014-05-07T06:52:13" calcext:value-type="date">
            <text:p>41766.286261574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5:51" calcext:value-type="date">
            <text:p>41766.288784722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LXDE</text:p>
          </table:table-cell>
          <table:table-cell office:value-type="string" calcext:value-type="string">
            <text:p>Blubuntu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5:55" calcext:value-type="date">
            <text:p>41766.288831018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8:26" calcext:value-type="date">
            <text:p>41766.290578703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ark_St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6:59:52" calcext:value-type="date">
            <text:p>41766.291574074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date" office:date-value="2014-05-07T07:00:44" calcext:value-type="date">
            <text:p>41766.292175925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NU/Linux</text:p>
          </table:table-cell>
          <table:table-cell table:style-name="ce1" office:value-type="string" calcext:value-type="string">
            <text:p>unknow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date" office:date-value="2014-05-07T07:00:46" calcext:value-type="date">
            <text:p>41766.2921990741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0:49" calcext:value-type="date">
            <text:p>41766.292233796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1:36" calcext:value-type="date">
            <text:p>41766.292777777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2:57.999999" calcext:value-type="date">
            <text:p>41766.2937268518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4:57" calcext:value-type="date">
            <text:p>41766.295104166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07:53" calcext:value-type="date">
            <text:p>41766.29714120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EquinoxEvolution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11:21" calcext:value-type="date">
            <text:p>41766.299548611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18:49" calcext:value-type="date">
            <text:p>41766.304733796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19:35" calcext:value-type="date">
            <text:p>41766.305266203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3:30" calcext:value-type="date">
            <text:p>41766.307986111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5:47" calcext:value-type="date">
            <text:p>41766.309571759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5:57" calcext:value-type="date">
            <text:p>41766.309687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8:38.999999" calcext:value-type="date">
            <text:p>41766.311562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7:28:40" calcext:value-type="date">
            <text:p>41766.3115740741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29:24" calcext:value-type="date">
            <text:p>41766.312083333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0:19" calcext:value-type="date">
            <text:p>41766.312719907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uperti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1:17.999999" calcext:value-type="date">
            <text:p>41766.313402777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3:12" calcext:value-type="date">
            <text:p>41766.314722222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crunch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3:26" calcext:value-type="date">
            <text:p>41766.314884259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Mok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3:46" calcext:value-type="date">
            <text:p>41766.31511574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6:57" calcext:value-type="date">
            <text:p>41766.317326388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37:58.999993" calcext:value-type="date">
            <text:p>41766.318043981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43:53" calcext:value-type="date">
            <text:p>41766.32214120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LXD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Humani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48:08" calcext:value-type="date">
            <text:p>41766.325092592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NetBSD</text:p>
          </table:table-cell>
          <table:table-cell table:style-name="ce6" office:value-type="string" calcext:value-type="string">
            <text:p>XFC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7T07:48:49.999999" calcext:value-type="date">
            <text:p>41766.32557870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0:09.999999" calcext:value-type="date">
            <text:p>41766.326504629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0:28.999999" calcext:value-type="date">
            <text:p>41766.32672453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ivaFlat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0:44.999999" calcext:value-type="date">
            <text:p>41766.3269097222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1:06.999999" calcext:value-type="date">
            <text:p>41766.3271643518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1:20" calcext:value-type="date">
            <text:p>41766.3273148148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1:27" calcext:value-type="date">
            <text:p>41766.327395833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2:56" calcext:value-type="date">
            <text:p>41766.328425925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2b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7:57:32" calcext:value-type="date">
            <text:p>41766.331620370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00:47.000002" calcext:value-type="date">
            <text:p>41766.333877314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02:00" calcext:value-type="date">
            <text:p>41766.33472222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08:38.000002" calcext:value-type="date">
            <text:p>41766.339328703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1:33.000004" calcext:value-type="date">
            <text:p>41766.341354166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13:22" calcext:value-type="date">
            <text:p>41766.342615740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4:24" calcext:value-type="date">
            <text:p>41766.343333333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5:43" calcext:value-type="date">
            <text:p>41766.344247685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u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6:20" calcext:value-type="date">
            <text:p>41766.344675925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8:28" calcext:value-type="date">
            <text:p>41766.3461574074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9:20" calcext:value-type="date">
            <text:p>41766.346759259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Phosphene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19:40" calcext:value-type="date">
            <text:p>41766.3469907407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8:20:53" calcext:value-type="date">
            <text:p>41766.347835648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2:14" calcext:value-type="date">
            <text:p>41766.348773148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3:34" calcext:value-type="date">
            <text:p>41766.349699074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4:01.000007" calcext:value-type="date">
            <text:p>41766.350011574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4:02" calcext:value-type="date">
            <text:p>41766.350023148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6:27" calcext:value-type="date">
            <text:p>41766.351701388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6:41" calcext:value-type="date">
            <text:p>41766.351863425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7:16" calcext:value-type="date">
            <text:p>41766.3522685185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27:21" calcext:value-type="date">
            <text:p>41766.352326388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8:29:16" calcext:value-type="date">
            <text:p>41766.353657407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8:31:02" calcext:value-type="date">
            <text:p>41766.354884259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X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08:32:23" calcext:value-type="date">
            <text:p>41766.355821759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mbia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32:35" calcext:value-type="date">
            <text:p>41766.355960648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33:08" calcext:value-type="date">
            <text:p>41766.35634259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38:16" calcext:value-type="date">
            <text:p>41766.359907407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Notion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39:04.000002" calcext:value-type="date">
            <text:p>41766.36046296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39:37" calcext:value-type="date">
            <text:p>41766.360844907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tock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8:39:58" calcext:value-type="date">
            <text:p>41766.36108796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Uncomplicate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0:07" calcext:value-type="date">
            <text:p>41766.361192129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1:03" calcext:value-type="date">
            <text:p>41766.361840277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SDO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08:41:29" calcext:value-type="date">
            <text:p>41766.362141203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1:33" calcext:value-type="date">
            <text:p>41766.362187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42:29" calcext:value-type="date">
            <text:p>41766.3628356481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2:43" calcext:value-type="date">
            <text:p>41766.362997685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CyanogenMod</text:p>
          </table:table-cell>
          <table:table-cell table:style-name="ce6" office:value-type="string" calcext:value-type="string">
            <text:p>LauncherPro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x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8:43:08" calcext:value-type="date">
            <text:p>41766.36328703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43:08" calcext:value-type="date">
            <text:p>41766.363287037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44:11" calcext:value-type="date">
            <text:p>41766.3640162037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51:50" calcext:value-type="date">
            <text:p>41766.369328703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53:05" calcext:value-type="date">
            <text:p>41766.370196759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08:55:49" calcext:value-type="date">
            <text:p>41766.3720949074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58:13" calcext:value-type="date">
            <text:p>41766.373761574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8:58:48" calcext:value-type="date">
            <text:p>41766.374166666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9:01:40" calcext:value-type="date">
            <text:p>41766.376157407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tolm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2:21" calcext:value-type="date">
            <text:p>41766.37663194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6:31" calcext:value-type="date">
            <text:p>41766.37952546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6:59" calcext:value-type="date">
            <text:p>41766.3798495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Oxyge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7:11" calcext:value-type="date">
            <text:p>41766.379988425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7:37" calcext:value-type="date">
            <text:p>41766.380289351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ACY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8:16" calcext:value-type="date">
            <text:p>41766.380740740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hakra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09:38" calcext:value-type="date">
            <text:p>41766.381689814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Holo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Morena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09:10:33" calcext:value-type="date">
            <text:p>41766.382326388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11:57" calcext:value-type="date">
            <text:p>41766.383298611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12:07" calcext:value-type="date">
            <text:p>41766.383414351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16:23" calcext:value-type="date">
            <text:p>41766.3863773148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18:03" calcext:value-type="date">
            <text:p>41766.387534722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/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0:25" calcext:value-type="date">
            <text:p>41766.389178240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untoo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xyge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1:29" calcext:value-type="date">
            <text:p>41766.389918981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3:08" calcext:value-type="date">
            <text:p>41766.3910648148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XRed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3:52" calcext:value-type="date">
            <text:p>41766.391574074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4:31" calcext:value-type="date">
            <text:p>41766.39202546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6:29" calcext:value-type="date">
            <text:p>41766.393391203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6:38" calcext:value-type="date">
            <text:p>41766.393495370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euver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7:00" calcext:value-type="date">
            <text:p>41766.3937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7:25" calcext:value-type="date">
            <text:p>41766.394039351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29:32" calcext:value-type="date">
            <text:p>41766.3955092593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0:54" calcext:value-type="date">
            <text:p>41766.396458333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2:44" calcext:value-type="date">
            <text:p>41766.397731481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omp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3:17" calcext:value-type="date">
            <text:p>41766.398113425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5:48" calcext:value-type="date">
            <text:p>41766.39986111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39:47" calcext:value-type="date">
            <text:p>41766.402627314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0:35" calcext:value-type="date">
            <text:p>41766.403182870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mf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3:05" calcext:value-type="date">
            <text:p>41766.404918981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4:57" calcext:value-type="date">
            <text:p>41766.406215277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inx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4:54" calcext:value-type="date">
            <text:p>41766.406180555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5:25" calcext:value-type="date">
            <text:p>41766.4065393519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SivaFlat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47:57" calcext:value-type="date">
            <text:p>41766.408298611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tmux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09:50:17" calcext:value-type="date">
            <text:p>41766.409918981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1:52" calcext:value-type="date">
            <text:p>41766.4110185185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5:27" calcext:value-type="date">
            <text:p>41766.413506944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5:32" calcext:value-type="date">
            <text:p>41766.413564814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6:25" calcext:value-type="date">
            <text:p>41766.414178240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09:56:33" calcext:value-type="date">
            <text:p>41766.414270833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8:06" calcext:value-type="date">
            <text:p>41766.41534722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09:59:17" calcext:value-type="date">
            <text:p>41766.416168981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1:00" calcext:value-type="date">
            <text:p>41766.417361111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1:38" calcext:value-type="date">
            <text:p>41766.4178009259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MAT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2:28.999999" calcext:value-type="date">
            <text:p>41766.41839120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6:38.999999" calcext:value-type="date">
            <text:p>41766.421284722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07:59" calcext:value-type="date">
            <text:p>41766.422210648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0:29" calcext:value-type="date">
            <text:p>41766.423946759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0:40" calcext:value-type="date">
            <text:p>41766.424074074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1:51" calcext:value-type="date">
            <text:p>41766.424895833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4:05" calcext:value-type="date">
            <text:p>41766.4264467593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5:09" calcext:value-type="date">
            <text:p>41766.427187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15:20" calcext:value-type="date">
            <text:p>41766.427314814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10:19:56" calcext:value-type="date">
            <text:p>41766.430509259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0:49" calcext:value-type="date">
            <text:p>41766.4311226852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1:58.999993" calcext:value-type="date">
            <text:p>41766.431932870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4:36" calcext:value-type="date">
            <text:p>41766.43375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5:52" calcext:value-type="date">
            <text:p>41766.434629629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 Circl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7:08" calcext:value-type="date">
            <text:p>41766.435509259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27:40" calcext:value-type="date">
            <text:p>41766.435879629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0:30:15" calcext:value-type="date">
            <text:p>41766.437673611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CyanogenMod</text:p>
          </table:table-cell>
          <table:table-cell table:style-name="ce6" office:value-type="string" calcext:value-type="string">
            <text:p>Buzz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Droidicon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10:31:03" calcext:value-type="date">
            <text:p>41766.438229166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0:35:25" calcext:value-type="date">
            <text:p>41766.441261574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35:49.999999" calcext:value-type="date">
            <text:p>41766.441550925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rchSimple</text:p>
          </table:table-cell>
          <table:table-cell office:value-type="string" calcext:value-type="string">
            <text:p>buuf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36:16" calcext:value-type="date">
            <text:p>41766.441851851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36:52" calcext:value-type="date">
            <text:p>41766.442268518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40:02" calcext:value-type="date">
            <text:p>41766.4444675926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40:14" calcext:value-type="date">
            <text:p>41766.4446064815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Nova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/>
          <table:table-cell table:number-columns-repeated="1003"/>
        </table:table-row>
        <table:table-row table:style-name="ro1">
          <table:table-cell/>
          <table:table-cell office:value-type="date" office:date-value="2014-05-07T10:45:54" calcext:value-type="date">
            <text:p>41766.448541666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45:54" calcext:value-type="date">
            <text:p>41766.448541666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47:52.999999" calcext:value-type="date">
            <text:p>41766.4499189815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elementar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0:14" calcext:value-type="date">
            <text:p>41766.451550925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3:50" calcext:value-type="date">
            <text:p>41766.454050925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umix Circl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5:47" calcext:value-type="date">
            <text:p>41766.455405092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5:57" calcext:value-type="date">
            <text:p>41766.455520833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8:09" calcext:value-type="date">
            <text:p>41766.457048611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shellshap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8:50" calcext:value-type="date">
            <text:p>41766.4575231481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handmade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8:57" calcext:value-type="date">
            <text:p>41766.457604166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0:59:30" calcext:value-type="date">
            <text:p>41766.457986111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0:50" calcext:value-type="date">
            <text:p>41766.4589120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2:51" calcext:value-type="date">
            <text:p>41766.4603125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3:17" calcext:value-type="date">
            <text:p>41766.460613425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4:56" calcext:value-type="date">
            <text:p>41766.461759259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07:12.000002" calcext:value-type="date">
            <text:p>41766.4633333334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13:14" calcext:value-type="date">
            <text:p>41766.467523148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1:15:52" calcext:value-type="date">
            <text:p>41766.469351851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LMDE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16:55" calcext:value-type="date">
            <text:p>41766.470081018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3:21" calcext:value-type="date">
            <text:p>41766.474548611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shearwater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4:19.000002" calcext:value-type="date">
            <text:p>41766.475219907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4:31" calcext:value-type="date">
            <text:p>41766.475358796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6:39" calcext:value-type="date">
            <text:p>41766.476840277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7:29" calcext:value-type="date">
            <text:p>41766.4774189815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LMD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Clearlooks</text:p>
          </table:table-cell>
          <table:table-cell office:value-type="string" calcext:value-type="string">
            <text:p>GnomeBr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28:08" calcext:value-type="date">
            <text:p>41766.477870370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OpenBSD</text:p>
          </table:table-cell>
          <table:table-cell table:style-name="ce6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7T11:28:16" calcext:value-type="date">
            <text:p>41766.47796296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date" office:date-value="2014-05-07T11:29:27" calcext:value-type="date">
            <text:p>41766.4787847222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NU/Linux</text:p>
          </table:table-cell>
          <table:table-cell table:style-name="ce1" office:value-type="string" calcext:value-type="string">
            <text:p>unknow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date" office:date-value="2014-05-07T11:30:22.000002" calcext:value-type="date">
            <text:p>41766.479421296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itru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35:37" calcext:value-type="date">
            <text:p>41766.483067129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37:01" calcext:value-type="date">
            <text:p>41766.484039351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spectr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39:13" calcext:value-type="date">
            <text:p>41766.485567129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2:50" calcext:value-type="date">
            <text:p>41766.488078703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8:22" calcext:value-type="date">
            <text:p>41766.491921296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8:36" calcext:value-type="date">
            <text:p>41766.492083333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9:24" calcext:value-type="date">
            <text:p>41766.492638888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49:59" calcext:value-type="date">
            <text:p>41766.493043981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1:50:03" calcext:value-type="date">
            <text:p>41766.493090277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1:00" calcext:value-type="date">
            <text:p>41766.5006944444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2:17" calcext:value-type="date">
            <text:p>41766.501585648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3:20" calcext:value-type="date">
            <text:p>41766.502314814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8:15" calcext:value-type="date">
            <text:p>41766.505729166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09:52" calcext:value-type="date">
            <text:p>41766.506851851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Mist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1:34" calcext:value-type="date">
            <text:p>41766.508032407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3:51" calcext:value-type="date">
            <text:p>41766.509618055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Custom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7:54" calcext:value-type="date">
            <text:p>41766.512430555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8:37" calcext:value-type="date">
            <text:p>41766.512928240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yne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19:34" calcext:value-type="date">
            <text:p>41766.51358796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0:22" calcext:value-type="date">
            <text:p>41766.514143518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2:53" calcext:value-type="date">
            <text:p>41766.5158912037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3:37" calcext:value-type="date">
            <text:p>41766.5164004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5:59" calcext:value-type="date">
            <text:p>41766.5180439815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29:06" calcext:value-type="date">
            <text:p>41766.520208333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2:31:01" calcext:value-type="date">
            <text:p>41766.521539351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learlooks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htop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32:17" calcext:value-type="date">
            <text:p>41766.522418981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32:40" calcext:value-type="date">
            <text:p>41766.5226851852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2:32:40" calcext:value-type="date">
            <text:p>41766.52268518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LateAfternoo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32:52" calcext:value-type="date">
            <text:p>41766.522824074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2:34:03" calcext:value-type="date">
            <text:p>41766.523645833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37:22.999999" calcext:value-type="date">
            <text:p>41766.525960648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LXDE</text:p>
          </table:table-cell>
          <table:table-cell office:value-type="string" calcext:value-type="string">
            <text:p>HighContra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41:55" calcext:value-type="date">
            <text:p>41766.529108796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Slateville</text:p>
          </table:table-cell>
          <table:table-cell office:value-type="string" calcext:value-type="string">
            <text:p>Area043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44:50" calcext:value-type="date">
            <text:p>41766.531134259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45:27" calcext:value-type="date">
            <text:p>41766.53156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Bodhi</text:p>
          </table:table-cell>
          <table:table-cell office:value-type="string" calcext:value-type="string">
            <text:p>Enlightenment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48:28" calcext:value-type="date">
            <text:p>41766.533657407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50:57.999999" calcext:value-type="date">
            <text:p>41766.535393518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54:29" calcext:value-type="date">
            <text:p>41766.537835648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/Openbox</text:p>
          </table:table-cell>
          <table:table-cell office:value-type="string" calcext:value-type="string">
            <text:p>Zoncolor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57:25" calcext:value-type="date">
            <text:p>41766.539872685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2:58:43" calcext:value-type="date">
            <text:p>41766.54077546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0:38" calcext:value-type="date">
            <text:p>41766.542106481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2:14" calcext:value-type="date">
            <text:p>41766.543217592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3:49.999999" calcext:value-type="date">
            <text:p>41766.544328703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6:36" calcext:value-type="date">
            <text:p>41766.5462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3:08:17" calcext:value-type="date">
            <text:p>41766.547418981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08:55" calcext:value-type="date">
            <text:p>41766.54785879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Playbill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0:23" calcext:value-type="date">
            <text:p>41766.548877314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2:41" calcext:value-type="date">
            <text:p>41766.5504745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3:15:20" calcext:value-type="date">
            <text:p>41766.55231481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7:33" calcext:value-type="date">
            <text:p>41766.553854166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ldAndGrey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7:39" calcext:value-type="date">
            <text:p>41766.55392361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Icegl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8:41.999999" calcext:value-type="date">
            <text:p>41766.554652777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nt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19:49.999999" calcext:value-type="date">
            <text:p>41766.55543981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2:14.999999" calcext:value-type="date">
            <text:p>41766.557118055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2:35" calcext:value-type="date">
            <text:p>41766.5573495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3:16" calcext:value-type="date">
            <text:p>41766.5578240741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3:51" calcext:value-type="date">
            <text:p>41766.558229166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volver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4:17" calcext:value-type="date">
            <text:p>41766.558530092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/>
          <table:table-cell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27:37" calcext:value-type="date">
            <text:p>41766.560844907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1:12" calcext:value-type="date">
            <text:p>41766.563333333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1:33" calcext:value-type="date">
            <text:p>41766.563576388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1:44.999999" calcext:value-type="date">
            <text:p>41766.563715277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3:41" calcext:value-type="date">
            <text:p>41766.565057870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3:56" calcext:value-type="date">
            <text:p>41766.56523148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5:08" calcext:value-type="date">
            <text:p>41766.566064814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Apex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SimplyBlack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7T13:35:28" calcext:value-type="date">
            <text:p>41766.566296296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37:27" calcext:value-type="date">
            <text:p>41766.56767361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46:16" calcext:value-type="date">
            <text:p>41766.573796296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50:14" calcext:value-type="date">
            <text:p>41766.576550925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simpliX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3:50:30.999999" calcext:value-type="date">
            <text:p>41766.57674768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03:13" calcext:value-type="date">
            <text:p>41766.585567129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09:03" calcext:value-type="date">
            <text:p>41766.5896180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12:25" calcext:value-type="date">
            <text:p>41766.591956018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17:19" calcext:value-type="date">
            <text:p>41766.595358796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dw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4:22:26" calcext:value-type="date">
            <text:p>41766.5989120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29:47.000002" calcext:value-type="date">
            <text:p>41766.60401620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33:26" calcext:value-type="date">
            <text:p>41766.606550925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34:44" calcext:value-type="date">
            <text:p>41766.607453703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7T14:39:38" calcext:value-type="date">
            <text:p>41766.6108564815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/Kwi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3:08" calcext:value-type="date">
            <text:p>41766.61328703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3:36.000004" calcext:value-type="date">
            <text:p>41766.613611111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4:44:30" calcext:value-type="date">
            <text:p>41766.6142361111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5:11" calcext:value-type="date">
            <text:p>41766.614710648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8:26" calcext:value-type="date">
            <text:p>41766.6169675926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48:51" calcext:value-type="date">
            <text:p>41766.6172569444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pat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4:55:36.000002" calcext:value-type="date">
            <text:p>41766.621944444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02:17" calcext:value-type="date">
            <text:p>41766.626585648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04:43" calcext:value-type="date">
            <text:p>41766.62827546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05:28" calcext:value-type="date">
            <text:p>41766.628796296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5:25:47" calcext:value-type="date">
            <text:p>41766.642905092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5:30:02" calcext:value-type="date">
            <text:p>41766.6458564815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Parabola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32:46" calcext:value-type="date">
            <text:p>41766.647754629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FlatStudi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34:37" calcext:value-type="date">
            <text:p>41766.649039351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35:59" calcext:value-type="date">
            <text:p>41766.649988425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44:21" calcext:value-type="date">
            <text:p>41766.6557986111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47:32" calcext:value-type="date">
            <text:p>41766.658009259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50:47" calcext:value-type="date">
            <text:p>41766.660266203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mbiance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51:15" calcext:value-type="date">
            <text:p>41766.6605902778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52:08" calcext:value-type="date">
            <text:p>41766.66120370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Litestyle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5:53:46" calcext:value-type="date">
            <text:p>41766.662337963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5:53:58" calcext:value-type="date">
            <text:p>41766.662476851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02:33.999999" calcext:value-type="date">
            <text:p>41766.6684490741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18:20" calcext:value-type="date">
            <text:p>41766.679398148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16:26:19" calcext:value-type="date">
            <text:p>41766.684942129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29:06" calcext:value-type="date">
            <text:p>41766.68687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Spectrwm</text:p>
          </table:table-cell>
          <table:table-cell table:number-columns-repeated="2" office:value-type="string" calcext:value-type="string">
            <text:p>Custo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31:33.999999" calcext:value-type="date">
            <text:p>41766.6885879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33:02" calcext:value-type="date">
            <text:p>41766.689606481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learlooks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36:25" calcext:value-type="date">
            <text:p>41766.691956018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eese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39:42" calcext:value-type="date">
            <text:p>41766.69423611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Ori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41:52.999999" calcext:value-type="date">
            <text:p>41766.695752314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45:41" calcext:value-type="date">
            <text:p>41766.69839120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49:44" calcext:value-type="date">
            <text:p>41766.70120370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6:58:23" calcext:value-type="date">
            <text:p>41766.707210648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00:59" calcext:value-type="date">
            <text:p>41766.709016203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05:13" calcext:value-type="date">
            <text:p>41766.7119560185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2:29" calcext:value-type="date">
            <text:p>41766.717002314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3:22" calcext:value-type="date">
            <text:p>41766.717615740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4:10" calcext:value-type="date">
            <text:p>41766.7181712963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5:50" calcext:value-type="date">
            <text:p>41766.719328703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17:36.000004" calcext:value-type="date">
            <text:p>41766.720555555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20:31" calcext:value-type="date">
            <text:p>41766.722581018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28:43" calcext:value-type="date">
            <text:p>41766.72827546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39:50" calcext:value-type="date">
            <text:p>41766.7359953704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FlatStudi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40:00" calcext:value-type="date">
            <text:p>41766.736111111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Simplicity</text:p>
          </table:table-cell>
          <table:table-cell office:value-type="string" calcext:value-type="string">
            <text:p>Evolve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41:32" calcext:value-type="date">
            <text:p>41766.737175925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7:48:29" calcext:value-type="date">
            <text:p>41766.74200231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moothw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08:50" calcext:value-type="date">
            <text:p>41766.756134259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yne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12:24" calcext:value-type="date">
            <text:p>41766.75861111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21:59" calcext:value-type="date">
            <text:p>41766.765266203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24:18" calcext:value-type="date">
            <text:p>41766.76687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35:45" calcext:value-type="date">
            <text:p>41766.7748263889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evolver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36:03" calcext:value-type="date">
            <text:p>41766.775034722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44:25" calcext:value-type="date">
            <text:p>41766.780844907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45:02" calcext:value-type="date">
            <text:p>41766.781273148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50:46" calcext:value-type="date">
            <text:p>41766.785254629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8:55:00" calcext:value-type="date">
            <text:p>41766.78819444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15:19" calcext:value-type="date">
            <text:p>41766.802303240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arkStudio</text:p>
          </table:table-cell>
          <table:table-cell office:value-type="string" calcext:value-type="string">
            <text:p>ACY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18:14.999999" calcext:value-type="date">
            <text:p>41766.804340277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19:00" calcext:value-type="date">
            <text:p>41766.804861111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9:19:30.999999" calcext:value-type="date">
            <text:p>41766.805219907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19:54" calcext:value-type="date">
            <text:p>41766.805486111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19:26:24" calcext:value-type="date">
            <text:p>41766.8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30:40" calcext:value-type="date">
            <text:p>41766.81296296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38:06.999999" calcext:value-type="date">
            <text:p>41766.818136574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54:25" calcext:value-type="date">
            <text:p>41766.829456018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19:56:38" calcext:value-type="date">
            <text:p>41766.83099537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08:16" calcext:value-type="date">
            <text:p>41766.8390740741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10:22" calcext:value-type="date">
            <text:p>41766.840532407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19:47" calcext:value-type="date">
            <text:p>41766.847071759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22:14" calcext:value-type="date">
            <text:p>41766.848773148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LFS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40:21" calcext:value-type="date">
            <text:p>41766.8613541667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OS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40:55.000007" calcext:value-type="date">
            <text:p>41766.861747685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20:44:41" calcext:value-type="date">
            <text:p>41766.864363425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47:40" calcext:value-type="date">
            <text:p>41766.866435185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0:57:46" calcext:value-type="date">
            <text:p>41766.873449074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1:01:17" calcext:value-type="date">
            <text:p>41766.87589120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1:15:59" calcext:value-type="date">
            <text:p>41766.88609953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athexis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1:17:03" calcext:value-type="date">
            <text:p>41766.8868402778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1:19:43" calcext:value-type="date">
            <text:p>41766.888692129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7T22:18:54" calcext:value-type="date">
            <text:p>41766.929791666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inx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2:29:38" calcext:value-type="date">
            <text:p>41766.937245370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2:52:06" calcext:value-type="date">
            <text:p>41766.9528472222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2:57:30" calcext:value-type="date">
            <text:p>41766.9565972222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Phosphene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2:58:29" calcext:value-type="date">
            <text:p>41766.95728009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23:01:45" calcext:value-type="date">
            <text:p>41766.95954861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3:30:08" calcext:value-type="date">
            <text:p>41766.979259259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23:46:43" calcext:value-type="date">
            <text:p>41766.99077546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7T23:48:20" calcext:value-type="date">
            <text:p>41766.991898148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3:49:22" calcext:value-type="date">
            <text:p>41766.992615740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7T23:56:09.000004" calcext:value-type="date">
            <text:p>41766.997326388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0:39:31" calcext:value-type="date">
            <text:p>41767.027442129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tmux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8T00:41:03" calcext:value-type="date">
            <text:p>41767.0285069444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0:41:47" calcext:value-type="date">
            <text:p>41767.029016203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Paranoid Android </text:p>
          </table:table-cell>
          <table:table-cell table:style-name="ce6" office:value-type="string" calcext:value-type="string">
            <text:p>Nova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8T01:01:39" calcext:value-type="date">
            <text:p>41767.042812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1:04:44" calcext:value-type="date">
            <text:p>41767.044953703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1:04:59" calcext:value-type="date">
            <text:p>41767.045127314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1:22:56" calcext:value-type="date">
            <text:p>41767.057592592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onkyVision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1:57:57" calcext:value-type="date">
            <text:p>41767.08190972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Clearlook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02:00" calcext:value-type="date">
            <text:p>41767.084722222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evolver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03:53" calcext:value-type="date">
            <text:p>41767.086030092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evolver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14:44.000004" calcext:value-type="date">
            <text:p>41767.0935648149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Flux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17:42" calcext:value-type="date">
            <text:p>41767.095625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8T02:28:55" calcext:value-type="date">
            <text:p>41767.1034143519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38:28" calcext:value-type="date">
            <text:p>41767.110046296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40:15" calcext:value-type="date">
            <text:p>41767.111284722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53:07" calcext:value-type="date">
            <text:p>41767.120219907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56:53" calcext:value-type="date">
            <text:p>41767.122835648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59:34" calcext:value-type="date">
            <text:p>41767.1246990741</text:p>
          </table:table-cell>
          <table:table-cell office:value-type="string" calcext:value-type="string">
            <text:p>screensho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2:59:54" calcext:value-type="date">
            <text:p>41767.124930555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3:30:17" calcext:value-type="date">
            <text:p>41767.146030092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3:56:47.000002" calcext:value-type="date">
            <text:p>41767.164432870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4:18:22" calcext:value-type="date">
            <text:p>41767.179421296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8T04:34:04.999999" calcext:value-type="date">
            <text:p>41767.190335648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4:34:28" calcext:value-type="date">
            <text:p>41767.190601851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8T04:46:31" calcext:value-type="date">
            <text:p>41767.1989699074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5:16:15" calcext:value-type="date">
            <text:p>41767.219618055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5:31:13" calcext:value-type="date">
            <text:p>41767.230011574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learlook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6:42:42" calcext:value-type="date">
            <text:p>41767.279652777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zenburn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6:43:36" calcext:value-type="date">
            <text:p>41767.280277777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7:20:46" calcext:value-type="date">
            <text:p>41767.30608796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09:25:58" calcext:value-type="date">
            <text:p>41767.393032407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0:48:46" calcext:value-type="date">
            <text:p>41767.4505324074</text:p>
          </table:table-cell>
          <table:table-cell office:value-type="string" calcext:value-type="string">
            <text:p>screensho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1:13:13" calcext:value-type="date">
            <text:p>41767.467511574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royaltymod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1:13:27" calcext:value-type="date">
            <text:p>41767.4676736111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tolm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1:14:51" calcext:value-type="date">
            <text:p>41767.468645833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2:00:28" calcext:value-type="date">
            <text:p>41767.500324074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2:09:53" calcext:value-type="date">
            <text:p>41767.506863425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2:10:18" calcext:value-type="date">
            <text:p>41767.507152777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2:38:28" calcext:value-type="date">
            <text:p>41767.52671296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3:18:49.999999" calcext:value-type="date">
            <text:p>41767.5547453704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3:27:21" calcext:value-type="date">
            <text:p>41767.5606597222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untoo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3:41:44.999999" calcext:value-type="date">
            <text:p>41767.570659722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4:07:10" calcext:value-type="date">
            <text:p>41767.5883101852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4:37:00" calcext:value-type="date">
            <text:p>41767.609027777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4:51:11" calcext:value-type="date">
            <text:p>41767.618877314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4:55:27" calcext:value-type="date">
            <text:p>41767.621840277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MurrezaSilver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5:44:10" calcext:value-type="date">
            <text:p>41767.655671296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5:55:33" calcext:value-type="date">
            <text:p>41767.6635763889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5:56:11" calcext:value-type="date">
            <text:p>41767.664016203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tock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8T15:56:32" calcext:value-type="date">
            <text:p>41767.664259259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8T16:30:33" calcext:value-type="date">
            <text:p>41767.687881944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6:50:57.999999" calcext:value-type="date">
            <text:p>41767.702060185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7:15:07" calcext:value-type="date">
            <text:p>41767.718831018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tum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7:16:12" calcext:value-type="date">
            <text:p>41767.719583333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OpenBSD</text:p>
          </table:table-cell>
          <table:table-cell table:style-name="ce6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8T17:16:56" calcext:value-type="date">
            <text:p>41767.720092592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7:49:50" calcext:value-type="date">
            <text:p>41767.742939814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08:03" calcext:value-type="date">
            <text:p>41767.755590277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ndowMaker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39:23" calcext:value-type="date">
            <text:p>41767.77734953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i3statu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41:47" calcext:value-type="date">
            <text:p>41767.77901620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49:10" calcext:value-type="date">
            <text:p>41767.784143518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Solarized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50:44" calcext:value-type="date">
            <text:p>41767.785231481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8:52:15" calcext:value-type="date">
            <text:p>41767.78628472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fvwm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8T18:59:49" calcext:value-type="date">
            <text:p>41767.791539351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9:00:35" calcext:value-type="date">
            <text:p>41767.792071759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08T19:29:38.999999" calcext:value-type="date">
            <text:p>41767.81225694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9:37:04" calcext:value-type="date">
            <text:p>41767.817407407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mbien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19:45:13" calcext:value-type="date">
            <text:p>41767.8230671296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8T20:55:24" calcext:value-type="date">
            <text:p>41767.8718055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ompiz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1:50:29" calcext:value-type="date">
            <text:p>41767.910057870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1:56:29" calcext:value-type="date">
            <text:p>41767.91422453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2:10:23" calcext:value-type="date">
            <text:p>41767.923877314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2:20:47" calcext:value-type="date">
            <text:p>41767.9310995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3:13:14" calcext:value-type="date">
            <text:p>41767.967523148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3:14:46" calcext:value-type="date">
            <text:p>41767.96858796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Humani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3:37:28" calcext:value-type="date">
            <text:p>41767.984351851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8T23:41:28" calcext:value-type="date">
            <text:p>41767.987129629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0:40:38" calcext:value-type="date">
            <text:p>41768.028217592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KD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0:42:19" calcext:value-type="date">
            <text:p>41768.0293865741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0:52:53" calcext:value-type="date">
            <text:p>41768.0367245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18:12" calcext:value-type="date">
            <text:p>41768.0543055556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32:10" calcext:value-type="date">
            <text:p>41768.064004629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44:41" calcext:value-type="date">
            <text:p>41768.072696759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Custo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56:21" calcext:value-type="date">
            <text:p>41768.080798611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1:57:24" calcext:value-type="date">
            <text:p>41768.081527777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2:01:56" calcext:value-type="date">
            <text:p>41768.084675925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3:42:46" calcext:value-type="date">
            <text:p>41768.154699074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9T04:38:41.999999" calcext:value-type="date">
            <text:p>41768.193541666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4:40:37" calcext:value-type="date">
            <text:p>41768.194872685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09T06:37:00" calcext:value-type="date">
            <text:p>41768.27569444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7:38:49" calcext:value-type="date">
            <text:p>41768.318622685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8:35:46" calcext:value-type="date">
            <text:p>41768.358171296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8:36:56" calcext:value-type="date">
            <text:p>41768.3589814815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9:01:48" calcext:value-type="date">
            <text:p>41768.376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09:02:50" calcext:value-type="date">
            <text:p>41768.376967592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CyanogenMod</text:p>
          </table:table-cell>
          <table:table-cell table:style-name="ce6" office:value-type="string" calcext:value-type="string">
            <text:p>Nova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09T09:03:34" calcext:value-type="date">
            <text:p>41768.377476851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09T10:46:48" calcext:value-type="date">
            <text:p>41768.449166666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/>
          <table:table-cell office:value-type="date" office:date-value="2014-05-09T11:26:00" calcext:value-type="date">
            <text:p>41768.476388888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TheLastAmazingGray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1:44:33" calcext:value-type="date">
            <text:p>41768.489270833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1:59:16" calcext:value-type="date">
            <text:p>41768.4994907407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/awesome</text:p>
          </table:table-cell>
          <table:table-cell office:value-type="string" calcext:value-type="string">
            <text:p>OMG</text:p>
          </table:table-cell>
          <table:table-cell office:value-type="string" calcext:value-type="string">
            <text:p>acy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2:24:26" calcext:value-type="date">
            <text:p>41768.516967592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3:48:47" calcext:value-type="date">
            <text:p>41768.575543981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table:style-name="ce7" office:value-type="string" calcext:value-type="string">
            <text:p>Exherbo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4:12:47" calcext:value-type="date">
            <text:p>41768.592210648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yne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4:23:48" calcext:value-type="date">
            <text:p>41768.5998611111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pectrWM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4:28:45" calcext:value-type="date">
            <text:p>41768.60329861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4:52:02" calcext:value-type="date">
            <text:p>41768.619467592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6:19:22.999999" calcext:value-type="date">
            <text:p>41768.680127314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Next</text:p>
          </table:table-cell>
          <table:table-cell office:value-type="string" calcext:value-type="string">
            <text:p>flatt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6:32:41" calcext:value-type="date">
            <text:p>41768.689363425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6:37:41" calcext:value-type="date">
            <text:p>41768.692835648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7:27:08" calcext:value-type="date">
            <text:p>41768.727175925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8:47:16" calcext:value-type="date">
            <text:p>41768.7828240741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19:15:14" calcext:value-type="date">
            <text:p>41768.802245370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0:03:32" calcext:value-type="date">
            <text:p>41768.835787037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1:16:25" calcext:value-type="date">
            <text:p>41768.88640046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1:22:23" calcext:value-type="date">
            <text:p>41768.890543981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1:32:14" calcext:value-type="date">
            <text:p>41768.897384259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1:56:39" calcext:value-type="date">
            <text:p>41768.914340277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yne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2:12:33" calcext:value-type="date">
            <text:p>41768.925381944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09T23:02:52" calcext:value-type="date">
            <text:p>41768.960324074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OpenBSD</text:p>
          </table:table-cell>
          <table:table-cell table:style-name="ce6" office:value-type="string" calcext:value-type="string">
            <text:p>fvwm2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09T23:51:45" calcext:value-type="date">
            <text:p>41768.994270833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tum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0:07:59" calcext:value-type="date">
            <text:p>41769.005543981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0:39:38" calcext:value-type="date">
            <text:p>41769.027523148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1:27:47" calcext:value-type="date">
            <text:p>41769.060960648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1:29:22" calcext:value-type="date">
            <text:p>41769.062060185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0T01:39:16" calcext:value-type="date">
            <text:p>41769.0689351852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2bwm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0T02:12:06" calcext:value-type="date">
            <text:p>41769.0917361111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3:38:23" calcext:value-type="date">
            <text:p>41769.151655092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5:15:47" calcext:value-type="date">
            <text:p>41769.219293981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fv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6:28:48" calcext:value-type="date">
            <text:p>41769.2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6:31:27" calcext:value-type="date">
            <text:p>41769.271840277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gwin/Win32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10T07:23:04" calcext:value-type="date">
            <text:p>41769.30768518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oxyg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7:54:33.999999" calcext:value-type="date">
            <text:p>41769.329560185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8:11:00" calcext:value-type="date">
            <text:p>41769.3409722222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8:14:37" calcext:value-type="date">
            <text:p>41769.343483796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PA </text:p>
          </table:table-cell>
          <table:table-cell table:style-name="ce6" office:value-type="string" calcext:value-type="string">
            <text:p>GoogleNow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0T08:29:07" calcext:value-type="date">
            <text:p>41769.353553240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9:19:49" calcext:value-type="date">
            <text:p>41769.3887615741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09:34:16" calcext:value-type="date">
            <text:p>41769.39879629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2:24:02" calcext:value-type="date">
            <text:p>41769.516689814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inix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2:29:45" calcext:value-type="date">
            <text:p>41769.520659722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0T14:03:19" calcext:value-type="date">
            <text:p>41769.585636574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4:22:57" calcext:value-type="date">
            <text:p>41769.5992708333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s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4:31:20" calcext:value-type="date">
            <text:p>41769.605092592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4:33:16" calcext:value-type="date">
            <text:p>41769.60643518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4:41:59" calcext:value-type="date">
            <text:p>41769.612488425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5:03:20" calcext:value-type="date">
            <text:p>41769.627314814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5:17:58" calcext:value-type="date">
            <text:p>41769.637476851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7:40:48" calcext:value-type="date">
            <text:p>41769.736666666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8:10:10" calcext:value-type="date">
            <text:p>41769.757060185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8:52:37" calcext:value-type="date">
            <text:p>41769.786539351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8:55:40" calcext:value-type="date">
            <text:p>41769.788657407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9:37:44" calcext:value-type="date">
            <text:p>41769.817870370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unto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9:39:52" calcext:value-type="date">
            <text:p>41769.819351851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19:51:10" calcext:value-type="date">
            <text:p>41769.8271990741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0:21:32" calcext:value-type="date">
            <text:p>41769.8482870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CyanogenMo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DebianKit</text:p>
          </table:table-cell>
          <table:table-cell table:style-name="ce6" office:value-type="string" calcext:value-type="string">
            <text:p>Ubuntu</text:p>
          </table:table-cell>
          <table:table-cell table:style-name="ce6" office:value-type="string" calcext:value-type="string">
            <text:p>LXDE</text:p>
          </table:table-cell>
          <table:table-cell table:number-columns-repeated="2"/>
          <table:table-cell table:style-name="ce6" office:value-type="string" calcext:value-type="string">
            <text:p>Moka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0T20:32:02" calcext:value-type="date">
            <text:p>41769.8555787037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learlook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0:41:06" calcext:value-type="date">
            <text:p>41769.86187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2b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0:43:23" calcext:value-type="date">
            <text:p>41769.863460648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1:57:32" calcext:value-type="date">
            <text:p>41769.91495370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pectr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2:54:47" calcext:value-type="date">
            <text:p>41769.954710648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3:16:13" calcext:value-type="date">
            <text:p>41769.969594907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ivaFlat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3:49:59" calcext:value-type="date">
            <text:p>41769.9930439815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0T23:59:02" calcext:value-type="date">
            <text:p>41769.9993287037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phosphene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09:14" calcext:value-type="date">
            <text:p>41770.048078703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13:25" calcext:value-type="date">
            <text:p>41770.05098379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itru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21:17" calcext:value-type="date">
            <text:p>41770.056446759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54:25" calcext:value-type="date">
            <text:p>41770.0794560185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quarebe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1:57:49.999999" calcext:value-type="date">
            <text:p>41770.0818287037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2:36:51" calcext:value-type="date">
            <text:p>41770.10892361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Plasma-Next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3:23:08" calcext:value-type="date">
            <text:p>41770.141064814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5:04:15" calcext:value-type="date">
            <text:p>41770.2112847222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5:05:17" calcext:value-type="date">
            <text:p>41770.212002314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05:18:13" calcext:value-type="date">
            <text:p>41770.220983796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1T10:18:38" calcext:value-type="date">
            <text:p>41770.42960648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mbiance</text:p>
          </table:table-cell>
          <table:table-cell office:value-type="string" calcext:value-type="string">
            <text:p>Fedo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0:25:25.999999" calcext:value-type="date">
            <text:p>41770.434328703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ystemLoadIndicator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0:51:00" calcext:value-type="date">
            <text:p>41770.452083333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itr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3:06:22.999999" calcext:value-type="date">
            <text:p>41770.5460995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3:53:30" calcext:value-type="date">
            <text:p>41770.578819444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LaGaDesk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4:01:37" calcext:value-type="date">
            <text:p>41770.584456018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4:02:36" calcext:value-type="date">
            <text:p>41770.585138888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6:20:03" calcext:value-type="date">
            <text:p>41770.680590277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6:35:49" calcext:value-type="date">
            <text:p>41770.691539351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mf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7:24:31" calcext:value-type="date">
            <text:p>41770.725358796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8:31:47" calcext:value-type="date">
            <text:p>41770.772071759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9:35:17" calcext:value-type="date">
            <text:p>41770.816168981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9:51:56" calcext:value-type="date">
            <text:p>41770.8277314815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19:57:43" calcext:value-type="date">
            <text:p>41770.831747685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15:22" calcext:value-type="date">
            <text:p>41770.844004629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DragonFlyBSD</text:p>
          </table:table-cell>
          <table:table-cell table:style-name="ce6" office:value-type="string" calcext:value-type="string">
            <text:p>XFC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1T20:17:36.000004" calcext:value-type="date">
            <text:p>41770.845555555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20:15" calcext:value-type="date">
            <text:p>41770.8473958333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Orchis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21:28" calcext:value-type="date">
            <text:p>41770.848240740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41:33" calcext:value-type="date">
            <text:p>41770.862187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0:50:46" calcext:value-type="date">
            <text:p>41770.868587963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2:03:54" calcext:value-type="date">
            <text:p>41770.91937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2:06:06.999999" calcext:value-type="date">
            <text:p>41770.9209143518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itru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nk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2:07:24" calcext:value-type="date">
            <text:p>41770.9218055556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1T22:24:48" calcext:value-type="date">
            <text:p>41770.9338888889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3:45:05" calcext:value-type="date">
            <text:p>41770.989641203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1T23:49:42" calcext:value-type="date">
            <text:p>41770.992847222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0:03:31" calcext:value-type="date">
            <text:p>41771.0024421296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0:21:41" calcext:value-type="date">
            <text:p>41771.015057870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0:39:22" calcext:value-type="date">
            <text:p>41771.02733796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1:32:24" calcext:value-type="date">
            <text:p>41771.064166666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2T01:46:44" calcext:value-type="date">
            <text:p>41771.07412037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4:06:22" calcext:value-type="date">
            <text:p>41771.171087963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4:08:11" calcext:value-type="date">
            <text:p>41771.1723495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CyanogenMod</text:p>
          </table:table-cell>
          <table:table-cell table:style-name="ce6" office:value-type="string" calcext:value-type="string">
            <text:p>Trebuchet 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2T04:09:02" calcext:value-type="date">
            <text:p>41771.172939814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4:25:05" calcext:value-type="date">
            <text:p>41771.184085648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mf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5:34:55" calcext:value-type="date">
            <text:p>41771.2325810185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8:50:31" calcext:value-type="date">
            <text:p>41771.3684143518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09:14:11" calcext:value-type="date">
            <text:p>41771.3848495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xiomd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1:29:46" calcext:value-type="date">
            <text:p>41771.479004629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3:20:32" calcext:value-type="date">
            <text:p>41771.555925925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2T15:20:06" calcext:value-type="date">
            <text:p>41771.638958333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5:21:38" calcext:value-type="date">
            <text:p>41771.640023148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Zukiwi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5:38:19" calcext:value-type="date">
            <text:p>41771.65160879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5:47:08" calcext:value-type="date">
            <text:p>41771.6577314815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ustom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6:01:33" calcext:value-type="date">
            <text:p>41771.667743055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Xfce-dusk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6:48:04" calcext:value-type="date">
            <text:p>41771.7000462963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03:27" calcext:value-type="date">
            <text:p>41771.710729166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31:07" calcext:value-type="date">
            <text:p>41771.729942129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39:42" calcext:value-type="date">
            <text:p>41771.735902777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44:49" calcext:value-type="date">
            <text:p>41771.7394560185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i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7:55:35" calcext:value-type="date">
            <text:p>41771.746932870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8:22:55" calcext:value-type="date">
            <text:p>41771.765914351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ndustri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DEsystemmonitor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8:25:43" calcext:value-type="date">
            <text:p>41771.767858796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19:01:01" calcext:value-type="date">
            <text:p>41771.792372685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HitsujiTM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0:55:50" calcext:value-type="date">
            <text:p>41771.872106481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0:58:06" calcext:value-type="date">
            <text:p>41771.87368055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clearlooks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1:03:48" calcext:value-type="date">
            <text:p>41771.877638888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SivaFlat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04:43" calcext:value-type="date">
            <text:p>41771.919942129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mii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09:04" calcext:value-type="date">
            <text:p>41771.92296296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20:50" calcext:value-type="date">
            <text:p>41771.931134259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24:24" calcext:value-type="date">
            <text:p>41771.9336111111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27:52" calcext:value-type="date">
            <text:p>41771.936018518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31:20.999999" calcext:value-type="date">
            <text:p>41771.938437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34:14.999999" calcext:value-type="date">
            <text:p>41771.940451388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45:42" calcext:value-type="date">
            <text:p>41771.948402777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57:06.999999" calcext:value-type="date">
            <text:p>41771.9563310185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2:59:45" calcext:value-type="date">
            <text:p>41771.958159722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OpenBSD</text:p>
          </table:table-cell>
          <table:table-cell table:style-name="ce6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2T23:00:53" calcext:value-type="date">
            <text:p>41771.958946759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2T23:08:28.000007" calcext:value-type="date">
            <text:p>41771.9642129631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0:27:13" calcext:value-type="date">
            <text:p>41772.01890046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0:37:06" calcext:value-type="date">
            <text:p>41772.025763888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2:37:19" calcext:value-type="date">
            <text:p>41772.109247685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simpliX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2:54:31" calcext:value-type="date">
            <text:p>41772.121192129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xmonad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2:56:09.000004" calcext:value-type="date">
            <text:p>41772.122326388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3T03:39:06" calcext:value-type="date">
            <text:p>41772.152152777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3T04:02:04.999999" calcext:value-type="date">
            <text:p>41772.1681134259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AnyColorYouLik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4:33:58" calcext:value-type="date">
            <text:p>41772.190254629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5:00:02" calcext:value-type="date">
            <text:p>41772.208356481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5:00:06" calcext:value-type="date">
            <text:p>41772.208402777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5:19:24" calcext:value-type="date">
            <text:p>41772.2218055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5:55:42" calcext:value-type="date">
            <text:p>41772.247013888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7:23:27" calcext:value-type="date">
            <text:p>41772.307951388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7:57:52" calcext:value-type="date">
            <text:p>41772.331851851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09:46:01" calcext:value-type="date">
            <text:p>41772.4069560185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0:51:00" calcext:value-type="date">
            <text:p>41772.452083333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3:55:10" calcext:value-type="date">
            <text:p>41772.579976851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3:57:59" calcext:value-type="date">
            <text:p>41772.5819328704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4:12:59" calcext:value-type="date">
            <text:p>41772.5923495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4:44:12" calcext:value-type="date">
            <text:p>41772.614027777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6:02:35" calcext:value-type="date">
            <text:p>41772.668460648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6:16:13" calcext:value-type="date">
            <text:p>41772.677928240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6:34:08" calcext:value-type="date">
            <text:p>41772.690370370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/>
          <table:table-cell office:value-type="string" calcext:value-type="string">
            <text:p>acy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6:45:24" calcext:value-type="date">
            <text:p>41772.6981944444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Qtil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7:35:28" calcext:value-type="date">
            <text:p>41772.73296296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17:43:15" calcext:value-type="date">
            <text:p>41772.7383680556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0:29:14" calcext:value-type="date">
            <text:p>41772.853634259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tastic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2:14:05" calcext:value-type="date">
            <text:p>41772.926446759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2:16:13" calcext:value-type="date">
            <text:p>41772.92792824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mpass</text:p>
          </table:table-cell>
          <table:table-cell table:number-columns-repeated="2"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2:30:10" calcext:value-type="date">
            <text:p>41772.937615740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KD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3T23:03:55" calcext:value-type="date">
            <text:p>41772.961053240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3:31:36" calcext:value-type="date">
            <text:p>41772.9802777778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3T23:51:26" calcext:value-type="date">
            <text:p>41772.994050925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4:56:07" calcext:value-type="date">
            <text:p>41773.205636574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5:06:34" calcext:value-type="date">
            <text:p>41773.212893518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xherbo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5:35:36" calcext:value-type="date">
            <text:p>41773.233055555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5:56:02" calcext:value-type="date">
            <text:p>41773.2472453704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/Pyty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8:16:39" calcext:value-type="date">
            <text:p>41773.3448958333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Radiance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9:03:19" calcext:value-type="date">
            <text:p>41773.377303240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Simple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9:09:22" calcext:value-type="date">
            <text:p>41773.381504629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ense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4T09:22:53" calcext:value-type="date">
            <text:p>41773.39089120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GNOM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09:48:15" calcext:value-type="date">
            <text:p>41773.408506944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1:03:55" calcext:value-type="date">
            <text:p>41773.4610532408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KD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1:18:38" calcext:value-type="date">
            <text:p>41773.4712731482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2:28:11" calcext:value-type="date">
            <text:p>41773.519571759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5:12:58" calcext:value-type="date">
            <text:p>41773.634004629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6:42:13" calcext:value-type="date">
            <text:p>41773.69598379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7:06:57" calcext:value-type="date">
            <text:p>41773.713159722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8:01:44" calcext:value-type="date">
            <text:p>41773.751203703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8:34:57" calcext:value-type="date">
            <text:p>41773.774270833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8:50:04" calcext:value-type="date">
            <text:p>41773.784768518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9:46:57" calcext:value-type="date">
            <text:p>41773.8242708333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19:48:02" calcext:value-type="date">
            <text:p>41773.825023148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0:32:45" calcext:value-type="date">
            <text:p>41773.856076388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0:33:57.000002" calcext:value-type="date">
            <text:p>41773.8569097223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0:35:00" calcext:value-type="date">
            <text:p>41773.8576388889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1:12:16" calcext:value-type="date">
            <text:p>41773.883518518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1:38:31" calcext:value-type="date">
            <text:p>41773.901747685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awesom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4T22:02:36.999999" calcext:value-type="date">
            <text:p>41773.918483796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2:04:20" calcext:value-type="date">
            <text:p>41773.919675925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4T22:06:14.999999" calcext:value-type="date">
            <text:p>41773.92100694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4T22:07:21" calcext:value-type="date">
            <text:p>41773.921770833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4T22:58:07" calcext:value-type="date">
            <text:p>41773.957025463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0:25:18" calcext:value-type="date">
            <text:p>41774.017569444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1:43:48" calcext:value-type="date">
            <text:p>41774.072083333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3:03:58" calcext:value-type="date">
            <text:p>41774.1277546296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tok-t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3:12:44" calcext:value-type="date">
            <text:p>41774.133842592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4:50:17" calcext:value-type="date">
            <text:p>41774.201585648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OpenBSD</text:p>
          </table:table-cell>
          <table:table-cell table:style-name="ce6" office:value-type="string" calcext:value-type="string">
            <text:p>IceWM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5T05:26:13" calcext:value-type="date">
            <text:p>41774.226539351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tock</text:p>
          </table:table-cell>
          <table:table-cell table:style-name="ce6" office:value-type="string" calcext:value-type="string">
            <text:p>GoogleNow</text:p>
          </table:table-cell>
          <table:table-cell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5T06:00:53" calcext:value-type="date">
            <text:p>41774.2506134259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HighContrast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07:56:59" calcext:value-type="date">
            <text:p>41774.3312384259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Greybird</text:p>
          </table:table-cell>
          <table:table-cell office:value-type="string" calcext:value-type="string">
            <text:p>Tang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0:50:01" calcext:value-type="date">
            <text:p>41774.45140046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FlatSudio</text:p>
          </table:table-cell>
          <table:table-cell office:value-type="string" calcext:value-type="string">
            <text:p>AwOken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1:18:43" calcext:value-type="date">
            <text:p>41774.471331018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Zukitw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2:34:11" calcext:value-type="date">
            <text:p>41774.523738425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4:04:35" calcext:value-type="date">
            <text:p>41774.586516203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4:10:01.000002" calcext:value-type="date">
            <text:p>41774.5902893519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5T16:33:15" calcext:value-type="date">
            <text:p>41774.68975694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Korora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7:43:58" calcext:value-type="date">
            <text:p>41774.7388657407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9:03:06" calcext:value-type="date">
            <text:p>41774.793819444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19:48:26" calcext:value-type="date">
            <text:p>41774.825300925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lbatross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20:22:49" calcext:value-type="date">
            <text:p>41774.849178240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20:39:03" calcext:value-type="date">
            <text:p>41774.8604513889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21:11:11" calcext:value-type="date">
            <text:p>41774.8827662037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5T22:11:15" calcext:value-type="date">
            <text:p>41774.9244791667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gance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0:19:24" calcext:value-type="date">
            <text:p>41775.013472222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Boje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0:19:35" calcext:value-type="date">
            <text:p>41775.013599537</text:p>
          </table:table-cell>
          <table:table-cell office:value-type="string" calcext:value-type="string">
            <text:p>screensh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Awesom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2:07:39" calcext:value-type="date">
            <text:p>41775.088645833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2:25:55" calcext:value-type="date">
            <text:p>41775.101331018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2:26:21" calcext:value-type="date">
            <text:p>41775.1016319444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3:33:42" calcext:value-type="date">
            <text:p>41775.148402777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4:11:06" calcext:value-type="date">
            <text:p>41775.174375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4:12:22" calcext:value-type="date">
            <text:p>41775.1752546296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anjaro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Faien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5:10:54" calcext:value-type="date">
            <text:p>41775.2159027778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05:11:13" calcext:value-type="date">
            <text:p>41775.2161226852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6T11:44:42" calcext:value-type="date">
            <text:p>41775.48937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2:05:17" calcext:value-type="date">
            <text:p>41775.503668981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2:09:37" calcext:value-type="date">
            <text:p>41775.506678240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6T13:16:30" calcext:value-type="date">
            <text:p>41775.553125</text:p>
          </table:table-cell>
          <table:table-cell office:value-type="string" calcext:value-type="string">
            <text:p>screensho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KDE</text:p>
          </table:table-cell>
          <table:table-cell table:number-columns-repeated="2" office:value-type="string" calcext:value-type="string">
            <text:p>oxyg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3:36:48" calcext:value-type="date">
            <text:p>41775.567222222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6T14:35:17" calcext:value-type="date">
            <text:p>41775.607835648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6:37:22.999999" calcext:value-type="date">
            <text:p>41775.692627314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18:12:02" calcext:value-type="date">
            <text:p>41775.758356481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Delor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21:37:05" calcext:value-type="date">
            <text:p>41775.900752314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ogleNow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21:42:56" calcext:value-type="date">
            <text:p>41775.9048148148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LateAfterno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22:21:12.999999" calcext:value-type="date">
            <text:p>41775.931400462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6T23:37:45" calcext:value-type="date">
            <text:p>41775.984548611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ok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0:11:49" calcext:value-type="date">
            <text:p>41776.008206018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0:25:27" calcext:value-type="date">
            <text:p>41776.017673611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Custom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0:51:36" calcext:value-type="date">
            <text:p>41776.0358333333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onster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xi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0:51:49" calcext:value-type="date">
            <text:p>41776.035983796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DarkAsMySoul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1:51:40" calcext:value-type="date">
            <text:p>41776.077546296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mentaryXFC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6:04:01" calcext:value-type="date">
            <text:p>41776.252789351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7T06:19:51" calcext:value-type="date">
            <text:p>41776.2637847222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7:51:24" calcext:value-type="date">
            <text:p>41776.32736111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8:02:18" calcext:value-type="date">
            <text:p>41776.3349305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08:14:24" calcext:value-type="date">
            <text:p>41776.343333333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0:55:47" calcext:value-type="date">
            <text:p>41776.455405092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0:58:13" calcext:value-type="date">
            <text:p>41776.4570949074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Mint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0:58:48" calcext:value-type="date">
            <text:p>41776.4575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7T10:59:49" calcext:value-type="date">
            <text:p>41776.4582060185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17T11:00:40" calcext:value-type="date">
            <text:p>41776.4587962963</text:p>
          </table:table-cell>
          <table:table-cell office:value-type="string" calcext:value-type="string">
            <text:p>screensh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date" office:date-value="2014-05-17T13:53:38" calcext:value-type="date">
            <text:p>41776.57891203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4:44:22" calcext:value-type="date">
            <text:p>41776.614143518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7T15:05:59" calcext:value-type="date">
            <text:p>41776.6291550926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7:10:21" calcext:value-type="date">
            <text:p>41776.715520833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7:36:46" calcext:value-type="date">
            <text:p>41776.7338657407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9:05:44" calcext:value-type="date">
            <text:p>41776.7956481482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19:34:27" calcext:value-type="date">
            <text:p>41776.815590277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FreeBSD</text:p>
          </table:table-cell>
          <table:table-cell table:style-name="ce6" office:value-type="string" calcext:value-type="string">
            <text:p>spectrwm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7T19:47:11" calcext:value-type="date">
            <text:p>41776.82443287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1:03:18" calcext:value-type="date">
            <text:p>41776.877291666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1:13:16" calcext:value-type="date">
            <text:p>41776.884212963</text:p>
          </table:table-cell>
          <table:table-cell office:value-type="string" calcext:value-type="string">
            <text:p>b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D</text:p>
          </table:table-cell>
          <table:table-cell table:style-name="Default" table:number-columns-repeated="6"/>
          <table:table-cell table:number-columns-repeated="7"/>
          <table:table-cell table:style-name="ce6" office:value-type="string" calcext:value-type="string">
            <text:p>OpenBSD</text:p>
          </table:table-cell>
          <table:table-cell table:style-name="ce6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/>
          <table:table-cell office:value-type="date" office:date-value="2014-05-17T21:50:11" calcext:value-type="date">
            <text:p>41776.90984953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2:15:41" calcext:value-type="date">
            <text:p>41776.927557870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Stock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7T22:23:26" calcext:value-type="date">
            <text:p>41776.9329398148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2:28:57.999999" calcext:value-type="date">
            <text:p>41776.936782407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Flamin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7T23:02:14" calcext:value-type="date">
            <text:p>41776.9598842593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GNOME3</text:p>
          </table:table-cell>
          <table:table-cell office:value-type="string" calcext:value-type="string">
            <text:p>Ceti</text:p>
          </table:table-cell>
          <table:table-cell office:value-type="string" calcext:value-type="string">
            <text:p>LateAfternoo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01:17:02" calcext:value-type="date">
            <text:p>41777.0534953704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untoo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mix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01:35:36" calcext:value-type="date">
            <text:p>41777.0663888889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editerranea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02:46:44.000004" calcext:value-type="date">
            <text:p>41777.1157870371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04:00:17" calcext:value-type="date">
            <text:p>41777.1668634259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Lightbird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0:30:00" calcext:value-type="date">
            <text:p>41777.437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0:39:22" calcext:value-type="date">
            <text:p>41777.4440046296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AnyColorYouLik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0:44:28" calcext:value-type="date">
            <text:p>41777.447546296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QtCurve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0:47:52.999999" calcext:value-type="date">
            <text:p>41777.449918981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Uncomplicated</text:p>
          </table:table-cell>
          <table:table-cell office:value-type="string" calcext:value-type="string">
            <text:p>elementar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3:08:14" calcext:value-type="date">
            <text:p>41777.5473842593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4:00:03" calcext:value-type="date">
            <text:p>41777.583368055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4:40:47.000007" calcext:value-type="date">
            <text:p>41777.611655092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mentary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Harmattan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19:58:39" calcext:value-type="date">
            <text:p>41777.832395833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Phosphene</text:p>
          </table:table-cell>
          <table:table-cell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22:14:42" calcext:value-type="date">
            <text:p>41777.926875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QtCurv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8T22:46:15" calcext:value-type="date">
            <text:p>41777.9487847222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tmux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8T22:54:32" calcext:value-type="date">
            <text:p>41777.95453703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0:29:39" calcext:value-type="date">
            <text:p>41778.0205902778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1:05:49" calcext:value-type="date">
            <text:p>41778.045706018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1:17:11" calcext:value-type="date">
            <text:p>41778.05359953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3:32:03" calcext:value-type="date">
            <text:p>41778.1472569445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3:48:04" calcext:value-type="date">
            <text:p>41778.1583796296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Studi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4:18:49" calcext:value-type="date">
            <text:p>41778.179733796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9T04:21:52" calcext:value-type="date">
            <text:p>41778.181851851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limbean</text:p>
          </table:table-cell>
          <table:table-cell table:style-name="ce6" office:value-type="string" calcext:value-type="string">
            <text:p>Nova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nuxDeploy</text:p>
          </table:table-cell>
          <table:table-cell table:style-name="ce6" office:value-type="string" calcext:value-type="string">
            <text:p>Ubuntu</text:p>
          </table:table-cell>
          <table:table-cell table:style-name="ce6" office:value-type="string" calcext:value-type="string">
            <text:p>none</text:p>
          </table:table-cell>
          <table:table-cell table:number-columns-repeated="2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19T04:23:00" calcext:value-type="date">
            <text:p>41778.182638888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7:07:16" calcext:value-type="date">
            <text:p>41778.2967129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Plateau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8:08:36.000007" calcext:value-type="date">
            <text:p>41778.3393055556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9:08:24" calcext:value-type="date">
            <text:p>41778.380833333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Pantheon </text:p>
          </table:table-cell>
          <table:table-cell office:value-type="string" calcext:value-type="string">
            <text:p>Elegan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09:09:21" calcext:value-type="date">
            <text:p>41778.381493055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0:54:38.999999" calcext:value-type="date">
            <text:p>41778.454618055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1:52:37" calcext:value-type="date">
            <text:p>41778.4948726852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Evolvered</text:p>
          </table:table-cell>
          <table:table-cell office:value-type="string" calcext:value-type="string">
            <text:p>Harmattan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2:54:17" calcext:value-type="date">
            <text:p>41778.5376967593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3:04:29" calcext:value-type="date">
            <text:p>41778.544780092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dw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4:41:52" calcext:value-type="date">
            <text:p>41778.6124074074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Adwait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4:48:52" calcext:value-type="date">
            <text:p>41778.617268518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X</text:p>
          </table:table-cell>
          <table:table-cell table:style-name="Default" table:number-columns-repeated="6"/>
          <table:table-cell table:style-name="ce6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office:value-type="date" office:date-value="2014-05-19T16:22:30" calcext:value-type="date">
            <text:p>41778.6822916667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19T16:36:15" calcext:value-type="date">
            <text:p>41778.691840277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GNOME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6:52:58" calcext:value-type="date">
            <text:p>41778.703449074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elementaryXF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17:12:57" calcext:value-type="date">
            <text:p>41778.7173263889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owm</text:p>
          </table:table-cell>
          <table:table-cell office:value-type="string" calcext:value-type="string">
            <text:p>FlatStudi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19T20:12:55" calcext:value-type="date">
            <text:p>41778.8423032407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2:13:39" calcext:value-type="date">
            <text:p>41779.0928125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Mint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2:14:02" calcext:value-type="date">
            <text:p>41779.0930787037</text:p>
          </table:table-cell>
          <table:table-cell office:value-type="string" calcext:value-type="string">
            <text:p>com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oid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Stock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5"/>
          <table:table-cell table:style-name="ce6" office:value-type="string" calcext:value-type="string">
            <text:p>No</text:p>
          </table:table-cell>
          <table:table-cell table:number-columns-repeated="1003"/>
        </table:table-row>
        <table:table-row table:style-name="ro1">
          <table:table-cell/>
          <table:table-cell office:value-type="date" office:date-value="2014-05-20T05:39:57" calcext:value-type="date">
            <text:p>41779.2360763889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6:06:51" calcext:value-type="date">
            <text:p>41779.25475694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sp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6:29:21" calcext:value-type="date">
            <text:p>41779.270381944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GNOME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6:46:22" calcext:value-type="date">
            <text:p>41779.2821990741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b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09:34:52" calcext:value-type="date">
            <text:p>41779.399212963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s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mux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0:23:48" calcext:value-type="date">
            <text:p>41779.433194444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dwm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3:36:58" calcext:value-type="date">
            <text:p>41779.567337963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3:39:07" calcext:value-type="date">
            <text:p>41779.5688310185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4:17:31" calcext:value-type="date">
            <text:p>41779.595497685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Ze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6:37:38.999999" calcext:value-type="date">
            <text:p>41779.6928125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lubuntu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7:44:34" calcext:value-type="date">
            <text:p>41779.739282407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OSDark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8:40:19" calcext:value-type="date">
            <text:p>41779.777997685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19:14:53" calcext:value-type="date">
            <text:p>41779.8020023148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0:13:43" calcext:value-type="date">
            <text:p>41779.8428587963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0:44:21" calcext:value-type="date">
            <text:p>41779.864131944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1:04:27" calcext:value-type="date">
            <text:p>41779.8780902778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herbstluftwm</text:p>
          </table:table-cell>
          <table:table-cell office:value-type="string" calcext:value-type="string">
            <text:p>FlatStudi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1:25:16" calcext:value-type="date">
            <text:p>41779.8925462963</text:p>
          </table:table-cell>
          <table:table-cell office:value-type="string" calcext:value-type="string">
            <text:p>comm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0T22:10:42" calcext:value-type="date">
            <text:p>41779.9240972222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Flattastic</text:p>
          </table:table-cell>
          <table:table-cell office:value-type="string" calcext:value-type="string">
            <text:p>Flatt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01:24:09" calcext:value-type="date">
            <text:p>41780.058437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21T01:54:17" calcext:value-type="date">
            <text:p>41780.0793634259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03:08:21" calcext:value-type="date">
            <text:p>41780.1307986111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05:39:17" calcext:value-type="date">
            <text:p>41780.2356134259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21T05:40:07" calcext:value-type="date">
            <text:p>41780.2361921296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What?!</text:p>
          </table:table-cell>
          <table:table-cell table:number-columns-repeated="1002"/>
        </table:table-row>
        <table:table-row table:style-name="ro1">
          <table:table-cell/>
          <table:table-cell office:value-type="date" office:date-value="2014-05-21T07:08:52" calcext:value-type="date">
            <text:p>41780.297824074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08:37:12" calcext:value-type="date">
            <text:p>41780.3591666667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Slackware</text:p>
          </table:table-cell>
          <table:table-cell office:value-type="string" calcext:value-type="string">
            <text:p>evilw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0:54:09.999999" calcext:value-type="date">
            <text:p>41780.454282407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i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1:20:57" calcext:value-type="date">
            <text:p>41780.472881944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nity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Gotha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3:13:28" calcext:value-type="date">
            <text:p>41780.5510185185</text:p>
          </table:table-cell>
          <table:table-cell office:value-type="string" calcext:value-type="string">
            <text:p>b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dwaita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y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3:18:38" calcext:value-type="date">
            <text:p>41780.5546064815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Numix</text:p>
          </table:table-cell>
          <table:table-cell office:value-type="string" calcext:value-type="string">
            <text:p>Faenza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4:57:31" calcext:value-type="date">
            <text:p>41780.623275463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nchbang</text:p>
          </table:table-cell>
          <table:table-cell office:value-type="string" calcext:value-type="string">
            <text:p>Openbox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CrunchbangDar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5:24:41" calcext:value-type="date">
            <text:p>41780.6421412037</text:p>
          </table:table-cell>
          <table:table-cell office:value-type="string" calcext:value-type="string">
            <text:p>com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herbstluftwm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reenfetch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6:07:06" calcext:value-type="date">
            <text:p>41780.6715972222</text:p>
          </table:table-cell>
          <table:table-cell office:value-type="string" calcext:value-type="string">
            <text:p>com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Cinnamon</text:p>
          </table:table-cell>
          <table:table-cell table:number-columns-repeated="2" office:value-type="string" calcext:value-type="string">
            <text:p>Numi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date" office:date-value="2014-05-21T16:29:55" calcext:value-type="date">
            <text:p>41780.6874421296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mpiz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Faenz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date" office:date-value="2014-05-21T16:49:00" calcext:value-type="date">
            <text:p>41780.7006944445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indows</text:p>
          </table:table-cell>
          <table:table-cell table:style-name="Default" table:number-columns-repeated="6"/>
          <table:table-cell table:number-columns-repeated="10"/>
          <table:table-cell table:style-name="ce6" office:value-type="string" calcext:value-type="string">
            <text:p>YES!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SX</text:p>
          </table:table-cell>
          <table:table-cell table:style-name="Default" office:value-type="string" calcext:value-type="string">
            <text:p>Ubuntu</text:p>
          </table:table-cell>
          <table:table-cell table:style-name="Default" office:value-type="string" calcext:value-type="string">
            <text:p>Pantheon </text:p>
          </table:table-cell>
          <table:table-cell table:style-name="Default" office:value-type="string" calcext:value-type="string">
            <text:p>SivaFlat</text:p>
          </table:table-cell>
          <table:table-cell table:style-name="Default" office:value-type="string" calcext:value-type="string">
            <text:p>Numix</text:p>
          </table:table-cell>
          <table:table-cell table:style-name="Default"/>
          <table:table-cell table:style-name="Default" office:value-type="string" calcext:value-type="string">
            <text:p>alsi</text:p>
          </table:table-cell>
          <table:table-cell office:value-type="string" calcext:value-type="string">
            <text:p>Amethyst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Android</text:p>
          </table:table-cell>
          <table:table-cell table:style-name="Default" office:value-type="string" calcext:value-type="string">
            <text:p>Gentoo</text:p>
          </table:table-cell>
          <table:table-cell table:style-name="Default" office:value-type="string" calcext:value-type="string">
            <text:p>bspwm</text:p>
          </table:table-cell>
          <table:table-cell table:style-name="Default" office:value-type="string" calcext:value-type="string">
            <text:p>SivaFlat</text:p>
          </table:table-cell>
          <table:table-cell table:style-name="Default" office:value-type="string" calcext:value-type="string">
            <text:p>Tango</text:p>
          </table:table-cell>
          <table:table-cell table:style-name="Default" table:number-columns-repeated="2"/>
          <table:table-cell table:style-name="ce12" office:value-type="string" calcext:value-type="string">
            <text:p>iTerm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Windows</text:p>
          </table:table-cell>
          <table:table-cell table:style-name="Default" office:value-type="string" calcext:value-type="string">
            <text:p>Debian</text:p>
          </table:table-cell>
          <table:table-cell table:style-name="Default" office:value-type="string" calcext:value-type="string">
            <text:p>bspwm</text:p>
          </table:table-cell>
          <table:table-cell table:style-name="Default" office:value-type="string" calcext:value-type="string">
            <text:p>radiance</text:p>
          </table:table-cell>
          <table:table-cell table:style-name="Default" office:value-type="string" calcext:value-type="string">
            <text:p>GNOME</text:p>
          </table:table-cell>
          <table:table-cell table:style-name="Default" table:number-columns-repeated="2"/>
          <table:table-cell office:value-type="string" calcext:value-type="string">
            <text:p>bspwm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office:value-type="string" calcext:value-type="string">
            <text:p>Arch</text:p>
          </table:table-cell>
          <table:table-cell table:style-name="Default"/>
          <table:table-cell table:style-name="Default" office:value-type="string" calcext:value-type="string">
            <text:p>greybird</text:p>
          </table:table-cell>
          <table:table-cell table:style-name="Default" office:value-type="string" calcext:value-type="string">
            <text:p>HighContrast</text:p>
          </table:table-cell>
          <table:table-cell table:style-name="Default" table:number-columns-repeated="2"/>
          <table:table-cell office:value-type="string" calcext:value-type="string">
            <text:p>urxvt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office:value-type="string" calcext:value-type="string">
            <text:p>Ubuntu</text:p>
          </table:table-cell>
          <table:table-cell table:style-name="Default"/>
          <table:table-cell table:style-name="Default" office:value-type="string" calcext:value-type="string">
            <text:p>Adwaita</text:p>
          </table:table-cell>
          <table:table-cell table:style-name="Default" office:value-type="string" calcext:value-type="string">
            <text:p>Flattr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table:number-columns-repeated="2"/>
          <table:table-cell table:style-name="Default" office:value-type="string" calcext:value-type="string">
            <text:p>Custom</text:p>
          </table:table-cell>
          <table:table-cell table:style-name="Default" office:value-type="string" calcext:value-type="string">
            <text:p>awoken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SX</text:p>
          </table:table-cell>
          <table:table-cell table:style-name="Default" table:number-columns-repeated="2"/>
          <table:table-cell table:style-name="Default" office:value-type="string" calcext:value-type="string">
            <text:p>MintX</text:p>
          </table:table-cell>
          <table:table-cell table:style-name="Default" office:value-type="string" calcext:value-type="string">
            <text:p>Mok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SX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GNU/Linux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Android</text:p>
          </table:table-cell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Windows</text:p>
          </table:table-cell>
          <table:table-cell table:style-name="Default" table:number-columns-repeated="6"/>
          <table:table-cell table:number-columns-repeated="1013"/>
        </table:table-row>
      </table:table>
      <table:table table:name="General" table:style-name="ta2">
        <office:forms form:automatic-focus="false" form:apply-design-mode="false"/>
        <table:table-column table:style-name="co11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1" table:number-columns-repeated="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content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%</text:p>
          </table:table-cell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OS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 </text:p>
          </table:table-cell>
          <table:table-cell table:style-name="ce13" office:value-type="float" office:value="457" calcext:value-type="float">
            <text:p>457</text:p>
          </table:table-cell>
          <table:table-cell table:style-name="ce14" office:value-type="float" office:value="45.7" calcext:value-type="float">
            <text:p>45.7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gnu/linux </text:p>
          </table:table-cell>
          <table:table-cell table:style-name="ce13" office:value-type="float" office:value="872" calcext:value-type="float">
            <text:p>872</text:p>
          </table:table-cell>
          <table:table-cell table:style-name="ce14" office:value-type="float" office:value="86.0809" calcext:value-type="float">
            <text:p>86.0809</text:p>
          </table:table-cell>
          <table:table-cell/>
          <table:table-cell table:formula="of:=[.I4]*0.5" office:value-type="float" office:value="436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oth </text:p>
          </table:table-cell>
          <table:table-cell table:style-name="ce13" office:value-type="float" office:value="301" calcext:value-type="float">
            <text:p>301</text:p>
          </table:table-cell>
          <table:table-cell table:style-name="ce14" office:value-type="float" office:value="30.1" calcext:value-type="float">
            <text:p>30.1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osx </text:p>
          </table:table-cell>
          <table:table-cell table:style-name="ce13" office:value-type="float" office:value="50" calcext:value-type="float">
            <text:p>50</text:p>
          </table:table-cell>
          <table:table-cell table:style-name="ce14" office:value-type="float" office:value="4.9358" calcext:value-type="float">
            <text:p>4.9358</text:p>
          </table:table-cell>
          <table:table-cell/>
          <table:table-cell table:formula="of:=[.I5]*0.5" office:value-type="float" office:value="25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omments </text:p>
          </table:table-cell>
          <table:table-cell table:style-name="ce13" office:value-type="float" office:value="214" calcext:value-type="float">
            <text:p>214</text:p>
          </table:table-cell>
          <table:table-cell table:style-name="ce14" office:value-type="float" office:value="21.4" calcext:value-type="float">
            <text:p>21.4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windows </text:p>
          </table:table-cell>
          <table:table-cell table:style-name="ce13" office:value-type="float" office:value="47" calcext:value-type="float">
            <text:p>47</text:p>
          </table:table-cell>
          <table:table-cell table:style-name="ce14" office:value-type="float" office:value="4.6397" calcext:value-type="float">
            <text:p>4.6397</text:p>
          </table:table-cell>
          <table:table-cell/>
          <table:table-cell table:formula="of:=[.I6]*0.5" office:value-type="float" office:value="23.5" calcext:value-type="float">
            <text:p/>
          </table:table-cell>
          <table:table-cell table:formula="of:=[.L6]+[.L5]" office:value-type="float" office:value="48.5" calcext:value-type="float">
            <text:p/>
          </table:table-cell>
          <table:table-cell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screenshots </text:p>
          </table:table-cell>
          <table:table-cell table:style-name="ce13" office:value-type="float" office:value="28" calcext:value-type="float">
            <text:p>28</text:p>
          </table:table-cell>
          <table:table-cell table:style-name="ce14" office:value-type="float" office:value="2.8" calcext:value-type="float">
            <text:p>2.8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ndroid </text:p>
          </table:table-cell>
          <table:table-cell table:style-name="ce13" office:value-type="float" office:value="21" calcext:value-type="float">
            <text:p>21</text:p>
          </table:table-cell>
          <table:table-cell table:style-name="ce14" office:value-type="float" office:value="2.0731" calcext:value-type="float">
            <text:p>2.0731</text:p>
          </table:table-cell>
          <table:table-cell/>
          <table:table-cell table:formula="of:=[.I7]*0.5" office:value-type="float" office:value="10.5" calcext:value-type="float">
            <text:p/>
          </table:table-cell>
          <table:table-cell table:formula="of:=[.L7]+[.M6]" office:value-type="float" office:value="59" calcext:value-type="float">
            <text:p/>
          </table:table-cell>
          <table:table-cell/>
        </table:table-row>
        <table:table-row table:style-name="ro1">
          <table:table-cell table:number-columns-repeated="3"/>
          <table:table-cell table:formula="of:=SUM([.D4:.D7])" office:value-type="float" office:value="1000" calcext:value-type="float">
            <text:p/>
          </table:table-cell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sd 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1.7769" calcext:value-type="float">
            <text:p>1.7769</text:p>
          </table:table-cell>
          <table:table-cell/>
          <table:table-cell table:formula="of:=[.I8]*0.5" office:value-type="float" office:value="9" calcext:value-type="float">
            <text:p/>
          </table:table-cell>
          <table:table-cell table:formula="of:=[.L8]+[.M7]" office:value-type="float" office:value="68" calcext:value-type="float">
            <text:p/>
          </table:table-cell>
          <table:table-cell/>
        </table:table-row>
        <table:table-row table:style-name="ro1">
          <table:table-cell table:number-columns-repeated="6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ios 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0.1974" calcext:value-type="float">
            <text:p>0.1974</text:p>
          </table:table-cell>
          <table:table-cell/>
          <table:table-cell table:formula="of:=[.I9]*0.5" office:value-type="float" office:value="1" calcext:value-type="float">
            <text:p/>
          </table:table-cell>
          <table:table-cell table:formula="of:=[.L9]+[.M8]" office:value-type="float" office:value="69" calcext:value-type="float">
            <text:p/>
          </table:table-cell>
          <table:table-cell/>
        </table:table-row>
        <table:table-row table:style-name="ro1">
          <table:table-cell table:number-columns-repeated="6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msdos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0987" calcext:value-type="float">
            <text:p>0.0987</text:p>
          </table:table-cell>
          <table:table-cell/>
          <table:table-cell table:formula="of:=[.I10]*0.5" office:value-type="float" office:value="0.5" calcext:value-type="float">
            <text:p/>
          </table:table-cell>
          <table:table-cell table:formula="of:=[.L10]+[.M9]" office:value-type="float" office:value="69.5" calcext:value-type="float">
            <text:p/>
          </table:table-cell>
          <table:table-cell/>
        </table:table-row>
        <table:table-row table:style-name="ro1">
          <table:table-cell table:number-columns-repeated="6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ygwin/win32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0987" calcext:value-type="float">
            <text:p>0.0987</text:p>
          </table:table-cell>
          <table:table-cell/>
          <table:table-cell table:formula="of:=[.I11]*0.5" office:value-type="float" office:value="0.5" calcext:value-type="float">
            <text:p/>
          </table:table-cell>
          <table:table-cell table:formula="of:=[.L11]+[.M10]" office:value-type="float" office:value="70" calcext:value-type="float">
            <text:p/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rating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%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aix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0987" calcext:value-type="float">
            <text:p>0.0987</text:p>
          </table:table-cell>
          <table:table-cell/>
          <table:table-cell table:formula="of:=[.I12]*0.5" office:value-type="float" office:value="0.5" calcext:value-type="float">
            <text:p/>
          </table:table-cell>
          <table:table-cell table:formula="of:=[.L12]+[.M11]" office:value-type="float" office:value="70.5" calcext:value-type="float">
            <text:p/>
          </table:table-cell>
          <table:table-cell/>
        </table:table-row>
        <table:table-row table:style-name="ro1"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74" calcext:value-type="float">
            <text:p>274</text:p>
          </table:table-cell>
          <table:table-cell table:style-name="ce14" office:value-type="float" office:value="27.4" calcext:value-type="float">
            <text:p>27.4</text:p>
          </table:table-cell>
          <table:table-cell/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Other</text:p>
          </table:table-cell>
          <table:table-cell table:style-name="ce1" table:formula="of:=SUM([.I5:.I12])" office:value-type="float" office:value="141" calcext:value-type="float">
            <text:p/>
          </table:table-cell>
          <table:table-cell table:style-name="ce1" table:formula="of:=SUM([.J5:.J12])" office:value-type="float" office:value="13.919" calcext:value-type="float">
            <text:p/>
          </table:table-cell>
          <table:table-cell/>
          <table:table-cell table:formula="of:=[.I13]*0.5" office:value-type="float" office:value="70.5" calcext:value-type="float">
            <text:p/>
          </table:table-cell>
          <table:table-cell table:formula="of:=[.L4]+[.L13]" office:value-type="float" office:value="506.5" calcext:value-type="float">
            <text:p/>
          </table:table-cell>
          <table:table-cell/>
        </table:table-row>
        <table:table-row table:style-name="ro1">
          <table:table-cell/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259" calcext:value-type="float">
            <text:p>259</text:p>
          </table:table-cell>
          <table:table-cell table:style-name="ce14" office:value-type="float" office:value="25.9" calcext:value-type="float">
            <text:p>25.9</text:p>
          </table:table-cell>
          <table:table-cell/>
          <table:table-cell table:style-name="ce1" table:number-columns-repeated="2"/>
          <table:table-cell table:style-name="ce1" table:formula="of:=SUM([.I4:.I12])" office:value-type="float" office:value="1013" calcext:value-type="float">
            <text:p/>
          </table:table-cell>
          <table:table-cell table:style-name="ce1"/>
          <table:table-cell office:value-type="string" calcext:value-type="string">
            <text:p>data os wrpmg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20" calcext:value-type="float">
            <text:p>22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4" calcext:value-type="float">
            <text:p>144</text:p>
          </table:table-cell>
          <table:table-cell table:style-name="ce14" office:value-type="float" office:value="14.4" calcext:value-type="float">
            <text:p>14.4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103" calcext:value-type="float">
            <text:p>103</text:p>
          </table:table-cell>
          <table:table-cell table:style-name="ce14" office:value-type="float" office:value="10.3" calcext:value-type="float">
            <text:p>10.3</text:p>
          </table:table-cell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KDE?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3:.D17])" office:value-type="float" office:value="1000" calcext:value-type="float">
            <text:p/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what </text:p>
          </table:table-cell>
          <table:table-cell table:style-name="ce13" office:value-type="float" office:value="32" calcext:value-type="float">
            <text:p>32</text:p>
          </table:table-cell>
          <table:table-cell table:style-name="ce14" office:value-type="float" office:value="82.0513" calcext:value-type="float">
            <text:p>82.0513</text:p>
          </table:table-cell>
          <table:table-cell table:formula="of:=[.J18]*3.6" office:value-type="float" office:value="295.3846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yes 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17.9487" calcext:value-type="float">
            <text:p>17.9487</text:p>
          </table:table-cell>
          <table:table-cell table:formula="of:=[.J19]*3.6" office:value-type="float" office:value="64.6153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table:style-name="ce13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table:style-name="ce13" office:value-type="float" office:value="50" calcext:value-type="float">
            <text:p>50</text:p>
          </table:table-cell>
          <table:table-cell table:style-name="ce16" table:formula="of:=[.K25]/SUM([.$K$25:.$K$32])" office:value-type="percentage" office:value="0.354609929078014" calcext:value-type="percentage">
            <text:p/>
          </table:table-cell>
          <table:table-cell table:formula="of:=[.L25]*400" office:value-type="float" office:value="141.843971631206" calcext:value-type="float">
            <text:p/>
          </table:table-cell>
          <table:table-cell table:formula="of:=[.M25]+[.N24]" office:value-type="float" office:value="141.843971631206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47" calcext:value-type="float">
            <text:p>47</text:p>
          </table:table-cell>
          <table:table-cell table:style-name="ce16" table:formula="of:=[.K26]/SUM([.$K$25:.$K$32])" office:value-type="percentage" office:value="0.333333333333333" calcext:value-type="percentage">
            <text:p/>
          </table:table-cell>
          <table:table-cell table:formula="of:=[.L26]*400" office:value-type="float" office:value="133.333333333333" calcext:value-type="float">
            <text:p/>
          </table:table-cell>
          <table:table-cell table:formula="of:=[.M26]+[.N25]" office:value-type="float" office:value="275.177304964539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21" calcext:value-type="float">
            <text:p>21</text:p>
          </table:table-cell>
          <table:table-cell table:style-name="ce16" table:formula="of:=[.K27]/SUM([.$K$25:.$K$32])" office:value-type="percentage" office:value="0.148936170212766" calcext:value-type="percentage">
            <text:p/>
          </table:table-cell>
          <table:table-cell table:formula="of:=[.L27]*400" office:value-type="float" office:value="59.5744680851064" calcext:value-type="float">
            <text:p/>
          </table:table-cell>
          <table:table-cell table:formula="of:=[.M27]+[.N26]" office:value-type="float" office:value="334.751773049645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18" calcext:value-type="float">
            <text:p>18</text:p>
          </table:table-cell>
          <table:table-cell table:style-name="ce16" table:formula="of:=[.K28]/SUM([.$K$25:.$K$32])" office:value-type="percentage" office:value="0.127659574468085" calcext:value-type="percentage">
            <text:p/>
          </table:table-cell>
          <table:table-cell table:formula="of:=[.L28]*400" office:value-type="float" office:value="51.063829787234" calcext:value-type="float">
            <text:p/>
          </table:table-cell>
          <table:table-cell table:formula="of:=[.M28]+[.N27]" office:value-type="float" office:value="385.815602836879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2" calcext:value-type="float">
            <text:p>2</text:p>
          </table:table-cell>
          <table:table-cell table:style-name="ce16" table:formula="of:=[.K29]/SUM([.$K$25:.$K$32])" office:value-type="percentage" office:value="0.0141843971631206" calcext:value-type="percentage">
            <text:p/>
          </table:table-cell>
          <table:table-cell table:formula="of:=[.L29]*400" office:value-type="float" office:value="5.67375886524824" calcext:value-type="float">
            <text:p/>
          </table:table-cell>
          <table:table-cell table:formula="of:=[.M29]+[.N28]" office:value-type="float" office:value="391.489361702127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1" calcext:value-type="float">
            <text:p>1</text:p>
          </table:table-cell>
          <table:table-cell table:style-name="ce16" table:formula="of:=[.K30]/SUM([.$K$25:.$K$32])" office:value-type="percentage" office:value="0.00709219858156028" calcext:value-type="percentage">
            <text:p/>
          </table:table-cell>
          <table:table-cell table:formula="of:=[.L30]*400" office:value-type="float" office:value="2.83687943262411" calcext:value-type="float">
            <text:p/>
          </table:table-cell>
          <table:table-cell table:formula="of:=[.M30]+[.N29]" office:value-type="float" office:value="394.326241134752" calcext:value-type="float">
            <text:p/>
          </table:table-cell>
        </table:table-row>
        <table:table-row table:style-name="ro1">
          <table:table-cell table:number-columns-repeated="4"/>
          <table:table-cell table:formula="of:=[.J5]+[.J8]+[.J12]" office:value-type="float" office:value="6.8114" calcext:value-type="float">
            <text:p/>
          </table:table-cell>
          <table:table-cell table:number-columns-repeated="5"/>
          <table:table-cell table:style-name="ce13" office:value-type="float" office:value="1" calcext:value-type="float">
            <text:p>1</text:p>
          </table:table-cell>
          <table:table-cell table:style-name="ce16" table:formula="of:=[.K31]/SUM([.$K$25:.$K$32])" office:value-type="percentage" office:value="0.00709219858156028" calcext:value-type="percentage">
            <text:p/>
          </table:table-cell>
          <table:table-cell table:formula="of:=[.L31]*400" office:value-type="float" office:value="2.83687943262411" calcext:value-type="float">
            <text:p/>
          </table:table-cell>
          <table:table-cell table:formula="of:=[.M31]+[.N30]" office:value-type="float" office:value="397.163120567376" calcext:value-type="float">
            <text:p/>
          </table:table-cell>
        </table:table-row>
        <table:table-row table:style-name="ro1">
          <table:table-cell table:number-columns-repeated="10"/>
          <table:table-cell table:style-name="ce13" office:value-type="float" office:value="1" calcext:value-type="float">
            <text:p>1</text:p>
          </table:table-cell>
          <table:table-cell table:style-name="ce16" table:formula="of:=[.K32]/SUM([.$K$25:.$K$32])" office:value-type="percentage" office:value="0.00709219858156028" calcext:value-type="percentage">
            <text:p/>
          </table:table-cell>
          <table:table-cell table:formula="of:=[.L32]*400" office:value-type="float" office:value="2.83687943262411" calcext:value-type="float">
            <text:p/>
          </table:table-cell>
          <table:table-cell table:formula="of:=[.M32]+[.N31]" office:value-type="float" office:value="400" calcext:value-type="float">
            <text:p/>
          </table:table-cell>
        </table:table-row>
        <table:table-row table:style-name="ro1">
          <table:table-cell table:number-columns-repeated="10"/>
          <table:table-cell table:formula="of:=SUM([.K25:.K32])" office:value-type="float" office:value="141" calcext:value-type="float">
            <text:p/>
          </table:table-cell>
          <table:table-cell table:style-name="ce16" table:formula="of:=[.K33]/SUM([.$K$25:.$K$32])" office:value-type="percentage" office:value="1" calcext:value-type="percentage">
            <text:p/>
          </table:table-cell>
          <table:table-cell table:formula="of:=[.L33]*400" office:value-type="float" office:value="400" calcext:value-type="float">
            <text:p/>
          </table:table-cell>
          <table:table-cell/>
        </table:table-row>
      </table:table>
      <table:table table:name="Linux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25" table:default-cell-style-name="ce14"/>
        <table:table-column table:style-name="co31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25" table:default-cell-style-name="ce14"/>
        <table:table-column table:style-name="co31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25" table:default-cell-style-name="ce14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table:number-columns-repeated="11"/>
          <table:table-cell table:style-name="Default" table:number-columns-repeated="14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Distro</text:p>
          </table:table-cell>
          <table:table-cell table:style-name="ce13"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  <table:table-cell table:style-name="ce13"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DE/WM</text:p>
          </table:table-cell>
          <table:table-cell table:style-name="ce13"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  <table:table-cell table:style-name="ce13"/>
          <table:table-cell office:value-type="string" calcext:value-type="string">
            <text:p>#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  <table:table-cell table:style-name="ce13"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Icons</text:p>
          </table:table-cell>
          <table:table-cell table:style-name="ce13"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  <table:table-cell table:style-name="ce13"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Conky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%</text:p>
          </table:table-cell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Conky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%</text:p>
          </table:table-cell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rch </text:p>
          </table:table-cell>
          <table:table-cell table:style-name="ce13" office:value-type="float" office:value="399" calcext:value-type="float">
            <text:p>399</text:p>
          </table:table-cell>
          <table:table-cell table:style-name="ce18" table:formula="of:=[.D3]/[.$D$25]" office:value-type="percentage" office:value="0.460739030023095" calcext:value-type="percentage">
            <text:p/>
          </table:table-cell>
          <table:table-cell table:style-name="ce1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i3 </text:p>
          </table:table-cell>
          <table:table-cell table:style-name="ce13" office:value-type="float" office:value="140" calcext:value-type="float">
            <text:p>140</text:p>
          </table:table-cell>
          <table:table-cell table:style-name="ce14" office:value-type="float" office:value="16.2037" calcext:value-type="float">
            <text:p>16.2037</text:p>
          </table:table-cell>
          <table:table-cell table:style-name="ce14" table:formula="of:=[.I3]*4" office:value-type="float" office:value="56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float" office:value="307" calcext:value-type="float">
            <text:p>307</text:p>
          </table:table-cell>
          <table:table-cell office:value-type="float" office:value="35.4503" calcext:value-type="float">
            <text:p>35.450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 </text:p>
          </table:table-cell>
          <table:table-cell table:style-name="ce13" office:value-type="float" office:value="331" calcext:value-type="float">
            <text:p>331</text:p>
          </table:table-cell>
          <table:table-cell office:value-type="float" office:value="38.2217" calcext:value-type="float">
            <text:p>38.2217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 </text:p>
          </table:table-cell>
          <table:table-cell table:style-name="ce13" office:value-type="float" office:value="570" calcext:value-type="float">
            <text:p>570</text:p>
          </table:table-cell>
          <table:table-cell office:value-type="float" office:value="66.2021" calcext:value-type="float">
            <text:p>66.202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 </text:p>
          </table:table-cell>
          <table:table-cell table:style-name="ce13" office:value-type="float" office:value="439" calcext:value-type="float">
            <text:p>439</text:p>
          </table:table-cell>
          <table:table-cell table:style-name="ce14" office:value-type="float" office:value="50.9872" calcext:value-type="float">
            <text:p>50.9872</text:p>
          </table:table-cell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ubuntu </text:p>
          </table:table-cell>
          <table:table-cell table:style-name="ce13" office:value-type="float" office:value="135" calcext:value-type="float">
            <text:p>135</text:p>
          </table:table-cell>
          <table:table-cell table:style-name="ce18" table:formula="of:=[.D4]/[.$D$25]" office:value-type="percentage" office:value="0.155889145496536" calcext:value-type="percentage">
            <text:p/>
          </table:table-cell>
          <table:table-cell table:style-name="ce14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spwm </text:p>
          </table:table-cell>
          <table:table-cell table:style-name="ce13" office:value-type="float" office:value="98" calcext:value-type="float">
            <text:p>98</text:p>
          </table:table-cell>
          <table:table-cell table:style-name="ce14" office:value-type="float" office:value="11.3426" calcext:value-type="float">
            <text:p>11.3426</text:p>
          </table:table-cell>
          <table:table-cell table:style-name="ce14" table:formula="of:=[.I4]*4" office:value-type="float" office:value="392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ix </text:p>
          </table:table-cell>
          <table:table-cell office:value-type="float" office:value="202" calcext:value-type="float">
            <text:p>202</text:p>
          </table:table-cell>
          <table:table-cell office:value-type="float" office:value="23.3256" calcext:value-type="float">
            <text:p>23.3256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umix </text:p>
          </table:table-cell>
          <table:table-cell table:style-name="ce13" office:value-type="float" office:value="172" calcext:value-type="float">
            <text:p>172</text:p>
          </table:table-cell>
          <table:table-cell office:value-type="float" office:value="19.8614" calcext:value-type="float">
            <text:p>19.861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custom </text:p>
          </table:table-cell>
          <table:table-cell table:style-name="ce13" office:value-type="float" office:value="265" calcext:value-type="float">
            <text:p>265</text:p>
          </table:table-cell>
          <table:table-cell office:value-type="float" office:value="30.7782" calcext:value-type="float">
            <text:p>30.7782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screenfetch </text:p>
          </table:table-cell>
          <table:table-cell table:style-name="ce13" office:value-type="float" office:value="216" calcext:value-type="float">
            <text:p>216</text:p>
          </table:table-cell>
          <table:table-cell table:style-name="ce14" office:value-type="float" office:value="25.0871" calcext:value-type="float">
            <text:p>25.0871</text:p>
          </table:table-cell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debian </text:p>
          </table:table-cell>
          <table:table-cell table:style-name="ce13" office:value-type="float" office:value="92" calcext:value-type="float">
            <text:p>92</text:p>
          </table:table-cell>
          <table:table-cell table:style-name="ce18" table:formula="of:=[.D5]/[.$D$25]" office:value-type="percentage" office:value="0.106235565819861" calcext:value-type="percentage">
            <text:p/>
          </table:table-cell>
          <table:table-cell table:style-name="ce14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xfce </text:p>
          </table:table-cell>
          <table:table-cell table:style-name="ce13" office:value-type="float" office:value="91" calcext:value-type="float">
            <text:p>91</text:p>
          </table:table-cell>
          <table:table-cell table:style-name="ce14" office:value-type="float" office:value="10.5324" calcext:value-type="float">
            <text:p>10.5324</text:p>
          </table:table-cell>
          <table:table-cell table:style-name="ce14" table:formula="of:=[.I5]*4" office:value-type="float" office:value="364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waita </text:p>
          </table:table-cell>
          <table:table-cell office:value-type="float" office:value="64" calcext:value-type="float">
            <text:p>64</text:p>
          </table:table-cell>
          <table:table-cell office:value-type="float" office:value="7.3903" calcext:value-type="float">
            <text:p>7.3903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faenza </text:p>
          </table:table-cell>
          <table:table-cell table:style-name="ce13" office:value-type="float" office:value="112" calcext:value-type="float">
            <text:p>112</text:p>
          </table:table-cell>
          <table:table-cell office:value-type="float" office:value="12.933" calcext:value-type="float">
            <text:p>12.933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googlenow 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.9292" calcext:value-type="float">
            <text:p>0.9292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rchey </text:p>
          </table:table-cell>
          <table:table-cell table:style-name="ce13" office:value-type="float" office:value="183" calcext:value-type="float">
            <text:p>183</text:p>
          </table:table-cell>
          <table:table-cell table:style-name="ce14" office:value-type="float" office:value="21.2544" calcext:value-type="float">
            <text:p>21.2544</text:p>
          </table:table-cell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crunchbang </text:p>
          </table:table-cell>
          <table:table-cell table:style-name="ce13" office:value-type="float" office:value="56" calcext:value-type="float">
            <text:p>56</text:p>
          </table:table-cell>
          <table:table-cell table:style-name="ce18" table:formula="of:=[.D6]/[.$D$25]" office:value-type="percentage" office:value="0.0646651270207852" calcext:value-type="percentage">
            <text:p/>
          </table:table-cell>
          <table:table-cell table:style-name="ce14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openbox </text:p>
          </table:table-cell>
          <table:table-cell table:style-name="ce13" office:value-type="float" office:value="86" calcext:value-type="float">
            <text:p>86</text:p>
          </table:table-cell>
          <table:table-cell table:style-name="ce14" office:value-type="float" office:value="9.9537" calcext:value-type="float">
            <text:p>9.9537</text:p>
          </table:table-cell>
          <table:table-cell table:style-name="ce14" table:formula="of:=[.I6]*4" office:value-type="float" office:value="344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bird </text:p>
          </table:table-cell>
          <table:table-cell office:value-type="float" office:value="30" calcext:value-type="float">
            <text:p>30</text:p>
          </table:table-cell>
          <table:table-cell office:value-type="float" office:value="3.4642" calcext:value-type="float">
            <text:p>3.4642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gnome </text:p>
          </table:table-cell>
          <table:table-cell table:style-name="ce13" office:value-type="float" office:value="36" calcext:value-type="float">
            <text:p>36</text:p>
          </table:table-cell>
          <table:table-cell office:value-type="float" office:value="4.157" calcext:value-type="float">
            <text:p>4.157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armattan 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.3484" calcext:value-type="float">
            <text:p>0.3484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lsi 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0.813" calcext:value-type="float">
            <text:p>0.813</text:p>
          </table:table-cell>
        </table:table-row>
        <table:table-row table:style-name="ro1"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fedora </text:p>
          </table:table-cell>
          <table:table-cell table:style-name="ce13" office:value-type="float" office:value="35" calcext:value-type="float">
            <text:p>35</text:p>
          </table:table-cell>
          <table:table-cell table:style-name="ce18" table:formula="of:=[.D7]/[.$D$25]" office:value-type="percentage" office:value="0.0404157043879908" calcext:value-type="percentage">
            <text:p/>
          </table:table-cell>
          <table:table-cell table:style-name="ce14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gnome3 </text:p>
          </table:table-cell>
          <table:table-cell table:style-name="ce13" office:value-type="float" office:value="71" calcext:value-type="float">
            <text:p>71</text:p>
          </table:table-cell>
          <table:table-cell table:style-name="ce14" office:value-type="float" office:value="8.2176" calcext:value-type="float">
            <text:p>8.2176</text:p>
          </table:table-cell>
          <table:table-cell table:style-name="ce14" table:formula="of:=[.I7]*4" office:value-type="float" office:value="284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stom </text:p>
          </table:table-cell>
          <table:table-cell office:value-type="float" office:value="29" calcext:value-type="float">
            <text:p>29</text:p>
          </table:table-cell>
          <table:table-cell office:value-type="float" office:value="3.3487" calcext:value-type="float">
            <text:p>3.3487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lementary </text:p>
          </table:table-cell>
          <table:table-cell table:style-name="ce13" office:value-type="float" office:value="31" calcext:value-type="float">
            <text:p>31</text:p>
          </table:table-cell>
          <table:table-cell office:value-type="float" office:value="3.5797" calcext:value-type="float">
            <text:p>3.5797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other 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.3484" calcext:value-type="float">
            <text:p>0.3484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custom 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0.6969" calcext:value-type="float">
            <text:p>0.6969</text:p>
          </table:table-cell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mint </text:p>
          </table:table-cell>
          <table:table-cell table:style-name="ce13" office:value-type="float" office:value="33" calcext:value-type="float">
            <text:p>33</text:p>
          </table:table-cell>
          <table:table-cell table:style-name="ce18" table:formula="of:=[.D8]/[.$D$25]" office:value-type="percentage" office:value="0.0381062355658199" calcext:value-type="percentage">
            <text:p/>
          </table:table-cell>
          <table:table-cell table:style-name="ce14"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wesome </text:p>
          </table:table-cell>
          <table:table-cell table:style-name="ce13" office:value-type="float" office:value="65" calcext:value-type="float">
            <text:p>65</text:p>
          </table:table-cell>
          <table:table-cell table:style-name="ce14" office:value-type="float" office:value="7.5231" calcext:value-type="float">
            <text:p>7.5231</text:p>
          </table:table-cell>
          <table:table-cell table:style-name="ce14" table:formula="of:=[.I8]*4" office:value-type="float" office:value="26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mentary </text:p>
          </table:table-cell>
          <table:table-cell office:value-type="float" office:value="28" calcext:value-type="float">
            <text:p>28</text:p>
          </table:table-cell>
          <table:table-cell office:value-type="float" office:value="3.2333" calcext:value-type="float">
            <text:p>3.2333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moka 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2.7714" calcext:value-type="float">
            <text:p>2.7714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i3status 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2323" calcext:value-type="float">
            <text:p>0.2323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inxi 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0.3484" calcext:value-type="float">
            <text:p>0.3484</text:p>
          </table:table-cell>
        </table:table-row>
        <table:table-row table:style-name="ro1"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eos </text:p>
          </table:table-cell>
          <table:table-cell table:style-name="ce13" office:value-type="float" office:value="30" calcext:value-type="float">
            <text:p>30</text:p>
          </table:table-cell>
          <table:table-cell table:style-name="ce18" table:formula="of:=[.D9]/[.$D$25]" office:value-type="percentage" office:value="0.0346420323325635" calcext:value-type="percentage">
            <text:p/>
          </table:table-cell>
          <table:table-cell table:style-name="ce14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kde </text:p>
          </table:table-cell>
          <table:table-cell table:style-name="ce13" office:value-type="float" office:value="50" calcext:value-type="float">
            <text:p>50</text:p>
          </table:table-cell>
          <table:table-cell table:style-name="ce14" office:value-type="float" office:value="5.787" calcext:value-type="float">
            <text:p>5.787</text:p>
          </table:table-cell>
          <table:table-cell table:style-name="ce14" table:formula="of:=[.I9]*4" office:value-type="float" office:value="20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atstudio </text:p>
          </table:table-cell>
          <table:table-cell office:value-type="float" office:value="26" calcext:value-type="float">
            <text:p>26</text:p>
          </table:table-cell>
          <table:table-cell office:value-type="float" office:value="3.0023" calcext:value-type="float">
            <text:p>3.0023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flattr </text:p>
          </table:table-cell>
          <table:table-cell table:style-name="ce13" office:value-type="float" office:value="21" calcext:value-type="float">
            <text:p>21</text:p>
          </table:table-cell>
          <table:table-cell office:value-type="float" office:value="2.4249" calcext:value-type="float">
            <text:p>2.4249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conkyvision 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2323" calcext:value-type="float">
            <text:p>0.2323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systemloadindicator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manjaro </text:p>
          </table:table-cell>
          <table:table-cell table:style-name="ce13" office:value-type="float" office:value="26" calcext:value-type="float">
            <text:p>26</text:p>
          </table:table-cell>
          <table:table-cell table:style-name="ce18" table:formula="of:=[.D10]/[.$D$25]" office:value-type="percentage" office:value="0.0300230946882217" calcext:value-type="percentage">
            <text:p/>
          </table:table-cell>
          <table:table-cell table:style-name="ce14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innamon 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5.0926" calcext:value-type="float">
            <text:p>5.0926</text:p>
          </table:table-cell>
          <table:table-cell table:style-name="ce14" table:formula="of:=[.I10]*4" office:value-type="float" office:value="176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ukitwo </text:p>
          </table:table-cell>
          <table:table-cell office:value-type="float" office:value="11" calcext:value-type="float">
            <text:p>11</text:p>
          </table:table-cell>
          <table:table-cell office:value-type="float" office:value="1.2702" calcext:value-type="float">
            <text:p>1.2702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elementaryxfce 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2.0785" calcext:value-type="float">
            <text:p>2.0785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goldandgrey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onky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gentoo </text:p>
          </table:table-cell>
          <table:table-cell table:style-name="ce13" office:value-type="float" office:value="20" calcext:value-type="float">
            <text:p>20</text:p>
          </table:table-cell>
          <table:table-cell table:style-name="ce18" table:formula="of:=[.D11]/[.$D$25]" office:value-type="percentage" office:value="0.023094688221709" calcext:value-type="percentage">
            <text:p/>
          </table:table-cell>
          <table:table-cell table:style-name="ce14"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unity </text:p>
          </table:table-cell>
          <table:table-cell table:style-name="ce13" office:value-type="float" office:value="43" calcext:value-type="float">
            <text:p>43</text:p>
          </table:table-cell>
          <table:table-cell table:style-name="ce14" office:value-type="float" office:value="4.9769" calcext:value-type="float">
            <text:p>4.9769</text:p>
          </table:table-cell>
          <table:table-cell table:style-name="ce14" table:formula="of:=[.I11]*4" office:value-type="float" office:value="172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tcurve </text:p>
          </table:table-cell>
          <table:table-cell office:value-type="float" office:value="9" calcext:value-type="float">
            <text:p>9</text:p>
          </table:table-cell>
          <table:table-cell office:value-type="float" office:value="1.0393" calcext:value-type="float">
            <text:p>1.0393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mintx 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1.2702" calcext:value-type="float">
            <text:p>1.2702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tomorrow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htop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opensuse </text:p>
          </table:table-cell>
          <table:table-cell table:style-name="ce13" office:value-type="float" office:value="10" calcext:value-type="float">
            <text:p>10</text:p>
          </table:table-cell>
          <table:table-cell table:style-name="ce18" table:formula="of:=[.D12]/[.$D$25]" office:value-type="percentage" office:value="0.0115473441108545" calcext:value-type="percentage">
            <text:p/>
          </table:table-cell>
          <table:table-cell table:style-name="ce14"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dwm </text:p>
          </table:table-cell>
          <table:table-cell table:style-name="ce13" office:value-type="float" office:value="42" calcext:value-type="float">
            <text:p>42</text:p>
          </table:table-cell>
          <table:table-cell table:style-name="ce14" office:value-type="float" office:value="4.8611" calcext:value-type="float">
            <text:p>4.8611</text:p>
          </table:table-cell>
          <table:table-cell table:style-name="ce14" table:formula="of:=[.I12]*4" office:value-type="float" office:value="168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xygen </text:p>
          </table:table-cell>
          <table:table-cell office:value-type="float" office:value="8" calcext:value-type="float">
            <text:p>8</text:p>
          </table:table-cell>
          <table:table-cell office:value-type="float" office:value="0.9238" calcext:value-type="float">
            <text:p>0.9238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nitrux </text:p>
          </table:table-cell>
          <table:table-cell table:style-name="ce13" office:value-type="float" office:value="11" calcext:value-type="float">
            <text:p>11</text:p>
          </table:table-cell>
          <table:table-cell office:value-type="float" office:value="1.2702" calcext:value-type="float">
            <text:p>1.2702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metro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kdesystemmonitor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slackware </text:p>
          </table:table-cell>
          <table:table-cell table:style-name="ce13" office:value-type="float" office:value="9" calcext:value-type="float">
            <text:p>9</text:p>
          </table:table-cell>
          <table:table-cell table:style-name="ce18" table:formula="of:=[.D13]/[.$D$25]" office:value-type="percentage" office:value="0.0103926096997691" calcext:value-type="percentage">
            <text:p/>
          </table:table-cell>
          <table:table-cell table:style-name="ce14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pantheon </text:p>
          </table:table-cell>
          <table:table-cell table:style-name="ce13" office:value-type="float" office:value="27" calcext:value-type="float">
            <text:p>27</text:p>
          </table:table-cell>
          <table:table-cell table:style-name="ce14" office:value-type="float" office:value="3.125" calcext:value-type="float">
            <text:p>3.125</text:p>
          </table:table-cell>
          <table:table-cell table:style-name="ce14" table:formula="of:=[.I13]*4" office:value-type="float" office:value="108" calcext:value-type="float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ka </text:p>
          </table:table-cell>
          <table:table-cell office:value-type="float" office:value="8" calcext:value-type="float">
            <text:p>8</text:p>
          </table:table-cell>
          <table:table-cell office:value-type="float" office:value="0.9238" calcext:value-type="float">
            <text:p>0.9238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anycoloryoulike 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1.1547" calcext:value-type="float">
            <text:p>1.1547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colors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tmux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crux </text:p>
          </table:table-cell>
          <table:table-cell table:style-name="ce13" office:value-type="float" office:value="6" calcext:value-type="float">
            <text:p>6</text:p>
          </table:table-cell>
          <table:table-cell table:style-name="ce18" table:formula="of:=[.D14]/[.$D$25]" office:value-type="percentage" office:value="0.0069284064665127" calcext:value-type="percentage">
            <text:p/>
          </table:table-cell>
          <table:table-cell table:style-name="ce14"/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xmonad </text:p>
          </table:table-cell>
          <table:table-cell table:style-name="ce13" office:value-type="float" office:value="27" calcext:value-type="float">
            <text:p>27</text:p>
          </table:table-cell>
          <table:table-cell table:style-name="ce14" office:value-type="float" office:value="3.125" calcext:value-type="float">
            <text:p>3.125</text:p>
          </table:table-cell>
          <table:table-cell table:style-name="ce14" table:formula="of:=[.I14]*4" office:value-type="float" office:value="108" calcext:value-type="float">
            <text:p/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earlooks </text:p>
          </table:table-cell>
          <table:table-cell office:value-type="float" office:value="7" calcext:value-type="float">
            <text:p>7</text:p>
          </table:table-cell>
          <table:table-cell office:value-type="float" office:value="0.8083" calcext:value-type="float">
            <text:p>0.8083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faience 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1.1547" calcext:value-type="float">
            <text:p>1.1547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mickeypy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gkrellm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funtoo 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formula="of:=[.D15]/[.$D$25]" office:value-type="percentage" office:value="0.0046189376443418" calcext:value-type="percentage">
            <text:p/>
          </table:table-cell>
          <table:table-cell table:style-name="ce14"/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herbstluftwm </text:p>
          </table:table-cell>
          <table:table-cell table:style-name="ce13" office:value-type="float" office:value="26" calcext:value-type="float">
            <text:p>26</text:p>
          </table:table-cell>
          <table:table-cell table:style-name="ce14" office:value-type="float" office:value="3.0093" calcext:value-type="float">
            <text:p>3.0093</text:p>
          </table:table-cell>
          <table:table-cell table:style-name="ce14" table:formula="of:=[.I15]*4" office:value-type="float" office:value="104" calcext:value-type="float">
            <text:p/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diterranean </text:p>
          </table:table-cell>
          <table:table-cell office:value-type="float" office:value="7" calcext:value-type="float">
            <text:p>7</text:p>
          </table:table-cell>
          <table:table-cell office:value-type="float" office:value="0.8083" calcext:value-type="float">
            <text:p>0.8083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oxygen 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.9238" calcext:value-type="float">
            <text:p>0.9238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lsd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i3bar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61" calcext:value-type="float">
            <text:p>0.1161</text:p>
          </table:table-cell>
        </table:table-row>
        <table:table-row table:style-name="ro1">
          <table:table-cell/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exherbo 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D16]/[.$D$25]" office:value-type="percentage" office:value="0.0023094688221709" calcext:value-type="percentage">
            <text:p/>
          </table:table-cell>
          <table:table-cell table:style-name="ce14"/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2bwm 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1.0417" calcext:value-type="float">
            <text:p>1.0417</text:p>
          </table:table-cell>
          <table:table-cell table:style-name="ce14" table:formula="of:=[.I16]*4" office:value-type="float" office:value="36" calcext:value-type="float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vaflat </text:p>
          </table:table-cell>
          <table:table-cell office:value-type="float" office:value="6" calcext:value-type="float">
            <text:p>6</text:p>
          </table:table-cell>
          <table:table-cell office:value-type="float" office:value="0.6928" calcext:value-type="float">
            <text:p>0.6928</text:p>
          </table:table-cell>
          <table:table-cell/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awoken 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0.8083" calcext:value-type="float">
            <text:p>0.8083</text:p>
          </table:table-cell>
          <table:table-cell/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crunchbang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lmde 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D17]/[.$D$25]" office:value-type="percentage" office:value="0.0023094688221709" calcext:value-type="percentage">
            <text:p/>
          </table:table-cell>
          <table:table-cell table:style-name="ce14"/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mate 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0.8102" calcext:value-type="float">
            <text:p>0.8102</text:p>
          </table:table-cell>
          <table:table-cell table:style-name="ce14" table:formula="of:=[.I17]*4" office:value-type="float" office:value="28" calcext:value-type="float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ebird </text:p>
          </table:table-cell>
          <table:table-cell office:value-type="float" office:value="4" calcext:value-type="float">
            <text:p>4</text:p>
          </table:table-cell>
          <table:table-cell office:value-type="float" office:value="0.4619" calcext:value-type="float">
            <text:p>0.4619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tango 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gotham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61" calcext:value-type="float">
            <text:p>0.116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bodhi 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D18]/[.$D$25]" office:value-type="percentage" office:value="0.00115473441108545" calcext:value-type="percentage">
            <text:p/>
          </table:table-cell>
          <table:table-cell table:style-name="ce14"/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none 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0.463" calcext:value-type="float">
            <text:p>0.463</text:p>
          </table:table-cell>
          <table:table-cell table:style-name="ce14" table:formula="of:=[.I18]*4" office:value-type="float" office:value="16" calcext:value-type="float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sphene </text:p>
          </table:table-cell>
          <table:table-cell office:value-type="float" office:value="4" calcext:value-type="float">
            <text:p>4</text:p>
          </table:table-cell>
          <table:table-cell office:value-type="float" office:value="0.4619" calcext:value-type="float">
            <text:p>0.4619</text:p>
          </table:table-cell>
          <table:table-cell/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crunchbangdark 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 table:number-columns-repeated="10"/>
        </table:table-row>
        <table:table-row table:style-name="ro1">
          <table:table-cell/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centos 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D19]/[.$D$25]" office:value-type="percentage" office:value="0.00115473441108545" calcext:value-type="percentage">
            <text:p/>
          </table:table-cell>
          <table:table-cell table:style-name="ce14"/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lxde 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0.463" calcext:value-type="float">
            <text:p>0.463</text:p>
          </table:table-cell>
          <table:table-cell table:style-name="ce14" table:formula="of:=[.I19]*4" office:value-type="float" office:value="16" calcext:value-type="float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mg </text:p>
          </table:table-cell>
          <table:table-cell office:value-type="float" office:value="4" calcext:value-type="float">
            <text:p>4</text:p>
          </table:table-cell>
          <table:table-cell office:value-type="float" office:value="0.4619" calcext:value-type="float">
            <text:p>0.4619</text:p>
          </table:table-cell>
          <table:table-cell/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olvere 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 table:number-columns-repeated="4"/>
          <table:table-cell table:formula="of:=SUM([.Y5:.Y17])" office:value-type="float" office:value="3.0194" calcext:value-type="float">
            <text:p/>
          </table:table-cell>
          <table:table-cell table:number-columns-repeated="4"/>
          <table:table-cell table:formula="of:=SUM([.AD6:.AD15])" office:value-type="float" office:value="2.671" calcext:value-type="float">
            <text:p/>
          </table:table-cell>
        </table:table-row>
        <table:table-row table:style-name="ro1">
          <table:table-cell/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nixos 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D20]/[.$D$25]" office:value-type="percentage" office:value="0.00115473441108545" calcext:value-type="percentage">
            <text:p/>
          </table:table-cell>
          <table:table-cell table:style-name="ce14"/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spectrwm 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0.463" calcext:value-type="float">
            <text:p>0.463</text:p>
          </table:table-cell>
          <table:table-cell table:style-name="ce14" table:formula="of:=[.I20]*4" office:value-type="float" office:value="16" calcext:value-type="float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yne </text:p>
          </table:table-cell>
          <table:table-cell office:value-type="float" office:value="4" calcext:value-type="float">
            <text:p>4</text:p>
          </table:table-cell>
          <table:table-cell office:value-type="float" office:value="0.4619" calcext:value-type="float">
            <text:p>0.4619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acyl 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 table:number-columns-repeated="10"/>
        </table:table-row>
        <table:table-row table:style-name="ro1">
          <table:table-cell/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korora 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D21]/[.$D$25]" office:value-type="percentage" office:value="0.00115473441108545" calcext:value-type="percentage">
            <text:p/>
          </table:table-cell>
          <table:table-cell table:style-name="ce14"/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wmfs 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0.3472" calcext:value-type="float">
            <text:p>0.3472</text:p>
          </table:table-cell>
          <table:table-cell table:style-name="ce14" table:formula="of:=[.I21]*4" office:value-type="float" office:value="12" calcext:value-type="float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ion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humanity 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0.5774" calcext:value-type="float">
            <text:p>0.5774</text:p>
          </table:table-cell>
          <table:table-cell table:number-columns-repeated="10"/>
        </table:table-row>
        <table:table-row table:style-name="ro1">
          <table:table-cell/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parabola 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D22]/[.$D$25]" office:value-type="percentage" office:value="0.00115473441108545" calcext:value-type="percentage">
            <text:p/>
          </table:table-cell>
          <table:table-cell table:style-name="ce14"/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compiz 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0.2315" calcext:value-type="float">
            <text:p>0.2315</text:p>
          </table:table-cell>
          <table:table-cell table:style-name="ce14" table:formula="of:=[.I22]*4" office:value-type="float" office:value="8" calcext:value-type="float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t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custom 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 table:number-columns-repeated="10"/>
        </table:table-row>
        <table:table-row table:style-name="ro1"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chakra 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D23]/[.$D$25]" office:value-type="percentage" office:value="0.00115473441108545" calcext:value-type="percentage">
            <text:p/>
          </table:table-cell>
          <table:table-cell table:style-name="ce14"/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evilwm 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0.2315" calcext:value-type="float">
            <text:p>0.2315</text:p>
          </table:table-cell>
          <table:table-cell table:style-name="ce14" table:formula="of:=[.I23]*4" office:value-type="float" office:value="8" calcext:value-type="float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biance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lateafternoon 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 table:number-columns-repeated="10"/>
        </table:table-row>
        <table:table-row table:style-name="ro1">
          <table:table-cell/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lfs 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D24]/[.$D$25]" office:value-type="percentage" office:value="0.00115473441108545" calcext:value-type="percentage">
            <text:p/>
          </table:table-cell>
          <table:table-cell table:style-name="ce14"/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subtle 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0.2315" calcext:value-type="float">
            <text:p>0.2315</text:p>
          </table:table-cell>
          <table:table-cell table:style-name="ce14" table:formula="of:=[.I24]*4" office:value-type="float" office:value="8" calcext:value-type="float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je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mist 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3:.D24])" office:value-type="float" office:value="866" calcext:value-type="float">
            <text:p/>
          </table:table-cell>
          <table:table-cell table:number-columns-repeated="2"/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stumpwm 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0.2315" calcext:value-type="float">
            <text:p>0.2315</text:p>
          </table:table-cell>
          <table:table-cell table:style-name="ce14"/>
          <table:table-cell office:value-type="float" office:value="23" calcext:value-type="float">
            <text:p>23</text:p>
          </table:table-cell>
          <table:table-cell office:value-type="string" calcext:value-type="string">
            <text:p>nitrux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pacifica 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notionwm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24" calcext:value-type="float">
            <text:p>24</text:p>
          </table:table-cell>
          <table:table-cell office:value-type="string" calcext:value-type="string">
            <text:p>nox </text:p>
          </table:table-cell>
          <table:table-cell office:value-type="float" office:value="3" calcext:value-type="float">
            <text:p>3</text:p>
          </table:table-cell>
          <table:table-cell office:value-type="float" office:value="0.3464" calcext:value-type="float">
            <text:p>0.3464</text:p>
          </table:table-cell>
          <table:table-cell/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ircle 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table:formula="of:=SUM([.D12:.D24])" office:value-type="float" office:value="40" calcext:value-type="float">
            <text:p/>
          </table:table-cell>
          <table:table-cell table:style-name="ce16" table:formula="of:=SUM([.E12:.E24])" office:value-type="percentage" office:value="0.046189376443418" calcext:value-type="percentage">
            <text:p/>
          </table:table-cell>
          <table:table-cell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wmii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25" calcext:value-type="float">
            <text:p>25</text:p>
          </table:table-cell>
          <table:table-cell office:value-type="string" calcext:value-type="string">
            <text:p>iris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highcontrast 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monsterwm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26" calcext:value-type="float">
            <text:p>26</text:p>
          </table:table-cell>
          <table:table-cell office:value-type="string" calcext:value-type="string">
            <text:p>uncomplicated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compass 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windowmaker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27" calcext:value-type="float">
            <text:p>27</text:p>
          </table:table-cell>
          <table:table-cell office:value-type="string" calcext:value-type="string">
            <text:p>delorean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tok 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 table:number-columns-repeated="10"/>
        </table:table-row>
        <table:table-row table:style-name="ro1">
          <table:table-cell/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unknown 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6881" calcext:value-type="float">
            <text:p>0.6881</text:p>
          </table:table-cell>
          <table:table-cell/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qtile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28" calcext:value-type="float">
            <text:p>28</text:p>
          </table:table-cell>
          <table:table-cell office:value-type="string" calcext:value-type="string">
            <text:p>aurora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flamini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enlightenment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29" calcext:value-type="float">
            <text:p>29</text:p>
          </table:table-cell>
          <table:table-cell office:value-type="string" calcext:value-type="string">
            <text:p>radiance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compas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30" calcext:value-type="float">
            <text:p>30</text:p>
          </table:table-cell>
          <table:table-cell table:style-name="ce20" office:value-type="string" calcext:value-type="string">
            <text:p>xfce/xmonad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string" calcext:value-type="string">
            <text:p>mintx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thecircle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xfce4/awesome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31" calcext:value-type="float">
            <text:p>31</text:p>
          </table:table-cell>
          <table:table-cell office:value-type="string" calcext:value-type="string">
            <text:p>orchis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evolvered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fvwm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32" calcext:value-type="float">
            <text:p>32</text:p>
          </table:table-cell>
          <table:table-cell office:value-type="string" calcext:value-type="string">
            <text:p>simplix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osdark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33" calcext:value-type="float">
            <text:p>33</text:p>
          </table:table-cell>
          <table:table-cell table:style-name="ce13" office:value-type="string" calcext:value-type="string">
            <text:p>fluxbox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33" calcext:value-type="float">
            <text:p>33</text:p>
          </table:table-cell>
          <table:table-cell office:value-type="string" calcext:value-type="string">
            <text:p>atolm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3" calcext:value-type="float">
            <text:p>33</text:p>
          </table:table-cell>
          <table:table-cell table:style-name="ce13" office:value-type="string" calcext:value-type="string">
            <text:p>clarity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34" calcext:value-type="float">
            <text:p>34</text:p>
          </table:table-cell>
          <table:table-cell table:style-name="ce13" office:value-type="string" calcext:value-type="string">
            <text:p>xfce/openbox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34" calcext:value-type="float">
            <text:p>34</text:p>
          </table:table-cell>
          <table:table-cell office:value-type="string" calcext:value-type="string">
            <text:p>raleigh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4" calcext:value-type="float">
            <text:p>34</text:p>
          </table:table-cell>
          <table:table-cell table:style-name="ce13" office:value-type="string" calcext:value-type="string">
            <text:p>fedora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howm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35" calcext:value-type="float">
            <text:p>35</text:p>
          </table:table-cell>
          <table:table-cell office:value-type="string" calcext:value-type="string">
            <text:p>flattastic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moblin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36" calcext:value-type="float">
            <text:p>36</text:p>
          </table:table-cell>
          <table:table-cell table:style-name="ce13" office:value-type="string" calcext:value-type="string">
            <text:p>xfce/w9wm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36" calcext:value-type="float">
            <text:p>36</text:p>
          </table:table-cell>
          <table:table-cell office:value-type="string" calcext:value-type="string">
            <text:p>waldorf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6" calcext:value-type="float">
            <text:p>36</text:p>
          </table:table-cell>
          <table:table-cell table:style-name="ce13" office:value-type="string" calcext:value-type="string">
            <text:p>cheeser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37" calcext:value-type="float">
            <text:p>37</text:p>
          </table:table-cell>
          <table:table-cell table:style-name="ce13" office:value-type="string" calcext:value-type="string">
            <text:p>openbox/pytyle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37" calcext:value-type="float">
            <text:p>37</text:p>
          </table:table-cell>
          <table:table-cell office:value-type="string" calcext:value-type="string">
            <text:p>elegance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7" calcext:value-type="float">
            <text:p>37</text:p>
          </table:table-cell>
          <table:table-cell table:style-name="ce13" office:value-type="string" calcext:value-type="string">
            <text:p>lubuntu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xfce/kwin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.1157" calcext:value-type="float">
            <text:p>0.1157</text:p>
          </table:table-cell>
          <table:table-cell table:style-name="ce14"/>
          <table:table-cell office:value-type="float" office:value="38" calcext:value-type="float">
            <text:p>38</text:p>
          </table:table-cell>
          <table:table-cell office:value-type="string" calcext:value-type="string">
            <text:p>albatross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buuf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SUM([.I3:.I40])" office:value-type="float" office:value="864" calcext:value-type="float">
            <text:p/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zen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39" calcext:value-type="float">
            <text:p>39</text:p>
          </table:table-cell>
          <table:table-cell table:style-name="ce13" office:value-type="string" calcext:value-type="string">
            <text:p>area043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dorian </text:p>
          </table:table-cell>
          <table:table-cell office:value-type="float" office:value="2" calcext:value-type="float">
            <text:p>2</text:p>
          </table:table-cell>
          <table:table-cell office:value-type="float" office:value="0.2309" calcext:value-type="float">
            <text:p>0.2309</text:p>
          </table:table-cell>
          <table:table-cell/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treepata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other</text:p>
          </table:table-cell>
          <table:table-cell table:formula="of:=SUM([.I22:.I40])" office:value-type="float" office:value="23" calcext:value-type="float">
            <text:p/>
          </table:table-cell>
          <table:table-cell table:formula="of:=SUM([.J22:.J40])" office:value-type="float" office:value="2.6615" calcext:value-type="float">
            <text:p/>
          </table:table-cell>
          <table:table-cell table:formula="of:=[.I43]*4" office:value-type="float" office:value="92" calcext:value-type="float">
            <text:p/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lech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13" office:value-type="float" office:value="41" calcext:value-type="float">
            <text:p>41</text:p>
          </table:table-cell>
          <table:table-cell table:style-name="ce13" office:value-type="string" calcext:value-type="string">
            <text:p>iceglass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4">
          <table:table-cell table:number-columns-repeated="11"/>
          <table:table-cell office:value-type="float" office:value="42" calcext:value-type="float">
            <text:p>42</text:p>
          </table:table-cell>
          <table:table-cell office:value-type="string" calcext:value-type="string">
            <text:p>solarize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helastamazinggrays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string" calcext:value-type="string">
            <text:p>variet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d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string" calcext:value-type="string">
            <text:p>murrezasilve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flatstudio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string" calcext:value-type="string">
            <text:p>handmad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gnomebrave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string" calcext:value-type="string">
            <text:p>ceti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smokikon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string" calcext:value-type="string">
            <text:p>neuve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13" office:value-type="float" office:value="47" calcext:value-type="float">
            <text:p>47</text:p>
          </table:table-cell>
          <table:table-cell table:style-name="ce13" office:value-type="string" calcext:value-type="string">
            <text:p>candy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string" calcext:value-type="string">
            <text:p>plateau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/>
          <table:table-cell table:style-name="ce13" office:value-type="float" office:value="48" calcext:value-type="float">
            <text:p>48</text:p>
          </table:table-cell>
          <table:table-cell table:style-name="ce13" office:value-type="string" calcext:value-type="string">
            <text:p>squarebeam 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string" calcext:value-type="string">
            <text:p>cupertino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string" calcext:value-type="string">
            <text:p>lagadesk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4"/>
          <table:table-cell table:formula="of:=SUM([.T12:.T50])" office:value-type="float" office:value="12.7024" calcext:value-type="float">
            <text:p/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string" calcext:value-type="string">
            <text:p>redmon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string" calcext:value-type="string">
            <text:p>royaltymo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string" calcext:value-type="string">
            <text:p>mir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string" calcext:value-type="string">
            <text:p>ambienc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string" calcext:value-type="string">
            <text:p>playbill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string" calcext:value-type="string">
            <text:p>cathexis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string" calcext:value-type="string">
            <text:p>simplicit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string" calcext:value-type="string">
            <text:p>ninix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string" calcext:value-type="string">
            <text:p>numixosx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0" calcext:value-type="float">
            <text:p>60</text:p>
          </table:table-cell>
          <table:table-cell office:value-type="string" calcext:value-type="string">
            <text:p>victor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1" calcext:value-type="float">
            <text:p>61</text:p>
          </table:table-cell>
          <table:table-cell office:value-type="string" calcext:value-type="string">
            <text:p>evolver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2" calcext:value-type="float">
            <text:p>62</text:p>
          </table:table-cell>
          <table:table-cell office:value-type="string" calcext:value-type="string">
            <text:p>flatsudio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office:value-type="string" calcext:value-type="string">
            <text:p>simplex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4" calcext:value-type="float">
            <text:p>64</text:p>
          </table:table-cell>
          <table:table-cell office:value-type="string" calcext:value-type="string">
            <text:p>numixsolarize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office:value-type="string" calcext:value-type="string">
            <text:p>next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6" calcext:value-type="float">
            <text:p>66</text:p>
          </table:table-cell>
          <table:table-cell office:value-type="string" calcext:value-type="string">
            <text:p>adwaitaxre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office:value-type="string" calcext:value-type="string">
            <text:p>nova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8" calcext:value-type="float">
            <text:p>68</text:p>
          </table:table-cell>
          <table:table-cell office:value-type="string" calcext:value-type="string">
            <text:p>dark_sta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office:value-type="string" calcext:value-type="string">
            <text:p>zenburn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office:value-type="string" calcext:value-type="string">
            <text:p>shellshap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1" calcext:value-type="float">
            <text:p>71</text:p>
          </table:table-cell>
          <table:table-cell office:value-type="string" calcext:value-type="string">
            <text:p>stark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2" calcext:value-type="float">
            <text:p>72</text:p>
          </table:table-cell>
          <table:table-cell office:value-type="string" calcext:value-type="string">
            <text:p>aci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office:value-type="string" calcext:value-type="string">
            <text:p>archsimpl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4" calcext:value-type="float">
            <text:p>74</text:p>
          </table:table-cell>
          <table:table-cell office:value-type="string" calcext:value-type="string">
            <text:p>darkstudio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4">
          <table:table-cell table:number-columns-repeated="11"/>
          <table:table-cell office:value-type="float" office:value="75" calcext:value-type="float">
            <text:p>75</text:p>
          </table:table-cell>
          <table:table-cell office:value-type="string" calcext:value-type="string">
            <text:p>equinoxevolution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6" calcext:value-type="float">
            <text:p>76</text:p>
          </table:table-cell>
          <table:table-cell office:value-type="string" calcext:value-type="string">
            <text:p>crunch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7" calcext:value-type="float">
            <text:p>77</text:p>
          </table:table-cell>
          <table:table-cell office:value-type="string" calcext:value-type="string">
            <text:p>hitsujitmo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8" calcext:value-type="float">
            <text:p>78</text:p>
          </table:table-cell>
          <table:table-cell office:value-type="string" calcext:value-type="string">
            <text:p>zoncolo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79" calcext:value-type="float">
            <text:p>79</text:p>
          </table:table-cell>
          <table:table-cell office:value-type="string" calcext:value-type="string">
            <text:p>litestyl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string" calcext:value-type="string">
            <text:p>highcontrast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1" calcext:value-type="float">
            <text:p>81</text:p>
          </table:table-cell>
          <table:table-cell office:value-type="string" calcext:value-type="string">
            <text:p>blubuntu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2" calcext:value-type="float">
            <text:p>82</text:p>
          </table:table-cell>
          <table:table-cell office:value-type="string" calcext:value-type="string">
            <text:p>plasma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3" calcext:value-type="float">
            <text:p>83</text:p>
          </table:table-cell>
          <table:table-cell office:value-type="string" calcext:value-type="string">
            <text:p>hex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4" calcext:value-type="float">
            <text:p>84</text:p>
          </table:table-cell>
          <table:table-cell office:value-type="string" calcext:value-type="string">
            <text:p>axiom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string" calcext:value-type="string">
            <text:p>dusk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6" calcext:value-type="float">
            <text:p>86</text:p>
          </table:table-cell>
          <table:table-cell office:value-type="string" calcext:value-type="string">
            <text:p>pink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7" calcext:value-type="float">
            <text:p>87</text:p>
          </table:table-cell>
          <table:table-cell office:value-type="string" calcext:value-type="string">
            <text:p>kupofinal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8" calcext:value-type="float">
            <text:p>88</text:p>
          </table:table-cell>
          <table:table-cell office:value-type="string" calcext:value-type="string">
            <text:p>kdenext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89" calcext:value-type="float">
            <text:p>89</text:p>
          </table:table-cell>
          <table:table-cell office:value-type="string" calcext:value-type="string">
            <text:p>royalty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office:value-type="string" calcext:value-type="string">
            <text:p>darkasmysoul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1" calcext:value-type="float">
            <text:p>91</text:p>
          </table:table-cell>
          <table:table-cell office:value-type="string" calcext:value-type="string">
            <text:p>shearwater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2" calcext:value-type="float">
            <text:p>92</text:p>
          </table:table-cell>
          <table:table-cell office:value-type="string" calcext:value-type="string">
            <text:p>ecru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3" calcext:value-type="float">
            <text:p>93</text:p>
          </table:table-cell>
          <table:table-cell office:value-type="string" calcext:value-type="string">
            <text:p>slatevill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4" calcext:value-type="float">
            <text:p>94</text:p>
          </table:table-cell>
          <table:table-cell office:value-type="string" calcext:value-type="string">
            <text:p>smoothwall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office:value-type="string" calcext:value-type="string">
            <text:p>xfce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6" calcext:value-type="float">
            <text:p>96</text:p>
          </table:table-cell>
          <table:table-cell office:value-type="string" calcext:value-type="string">
            <text:p>zukiwi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7" calcext:value-type="float">
            <text:p>97</text:p>
          </table:table-cell>
          <table:table-cell office:value-type="string" calcext:value-type="string">
            <text:p>industrial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98" calcext:value-type="float">
            <text:p>98</text:p>
          </table:table-cell>
          <table:table-cell office:value-type="string" calcext:value-type="string">
            <text:p>lightbird 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table:number-columns-repeated="15"/>
        </table:table-row>
        <table:table-row table:style-name="ro1" table:number-rows-repeated="2">
          <table:table-cell table:number-columns-repeated="11"/>
          <table:table-cell table:style-name="Default" table:number-columns-repeated="14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44:.O100])" office:value-type="float" office:value="6.5835" calcext:value-type="float">
            <text:p/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27:.O100])" office:value-type="float" office:value="10.3934" calcext:value-type="float">
            <text:p/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21:.O100])" office:value-type="float" office:value="12.4718" calcext:value-type="float">
            <text:p/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17:.O100])" office:value-type="float" office:value="14.3194" calcext:value-type="float">
            <text:p/>
          </table:table-cell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SUM([.O12:.O100])" office:value-type="float" office:value="18.4764" calcext:value-type="float">
            <text:p/>
          </table:table-cell>
          <table:table-cell table:style-name="Default" table:number-columns-repeated="10"/>
          <table:table-cell table:number-columns-repeated="5"/>
        </table:table-row>
      </table:table>
      <table:table table:name="OSX" table:style-name="ta2">
        <table:table-column table:style-name="co11" table:default-cell-style-name="Default"/>
        <table:table-column table:style-name="co23" table:default-cell-style-name="ce13"/>
        <table:table-column table:style-name="co11" table:default-cell-style-name="ce13"/>
        <table:table-column table:style-name="co28" table:default-cell-style-name="ce13"/>
        <table:table-column table:style-name="co25" table:default-cell-style-name="ce14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 </text:p>
          </table:table-cell>
          <table:table-cell office:value-type="float" office:value="23" calcext:value-type="float">
            <text:p>23</text:p>
          </table:table-cell>
          <table:table-cell office:value-type="float" office:value="45.098" calcext:value-type="float">
            <text:p>45.0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term </text:p>
          </table:table-cell>
          <table:table-cell office:value-type="float" office:value="19" calcext:value-type="float">
            <text:p>19</text:p>
          </table:table-cell>
          <table:table-cell office:value-type="float" office:value="37.2549" calcext:value-type="float">
            <text:p>37.25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mux </text:p>
          </table:table-cell>
          <table:table-cell office:value-type="float" office:value="4" calcext:value-type="float">
            <text:p>4</text:p>
          </table:table-cell>
          <table:table-cell office:value-type="float" office:value="7.8431" calcext:value-type="float">
            <text:p>7.84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spwm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rxvt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wm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methyst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xquartz </text:p>
          </table:table-cell>
          <table:table-cell office:value-type="float" office:value="1" calcext:value-type="float">
            <text:p>1</text:p>
          </table:table-cell>
          <table:table-cell office:value-type="float" office:value="1.9608" calcext:value-type="float">
            <text:p>1.9608</text:p>
          </table:table-cell>
        </table:table-row>
      </table:table>
      <table:table table:name="Android" table:style-name="ta2">
        <table:table-column table:style-name="co11" table:default-cell-style-name="Default"/>
        <table:table-column table:style-name="co23" table:default-cell-style-name="ce13"/>
        <table:table-column table:style-name="co33" table:default-cell-style-name="ce13"/>
        <table:table-column table:style-name="co11" table:default-cell-style-name="ce13"/>
        <table:table-column table:style-name="co11" table:default-cell-style-name="ce14"/>
        <table:table-column table:style-name="co11" table:number-columns-repeated="5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flavour</text:p>
          </table:table-cell>
          <table:table-cell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flavour</text:p>
          </table:table-cell>
          <table:table-cell table:style-name="ce13" office:value-type="string" calcext:value-type="string">
            <text:p>No.</text:p>
          </table:table-cell>
          <table:table-cell table:style-name="ce13"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 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o 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36.8421" calcext:value-type="float">
            <text:p>36.84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yanogenmod 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ova 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21.0526" calcext:value-type="float">
            <text:p>21.05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googlenow 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15.7895" calcext:value-type="float">
            <text:p>15.78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nse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trebuchet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droi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uzz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limbean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launcherpro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ranoid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apex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holo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5.2632" calcext:value-type="float">
            <text:p>5.2632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Linux?</text:p>
          </table:table-cell>
          <table:table-cell table:style-name="Default" table:number-columns-repeated="2"/>
          <table:table-cell/>
          <table:table-cell office:value-type="string" calcext:value-type="string">
            <text:p>how?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float" office:value="16" calcext:value-type="float">
            <text:p>16</text:p>
          </table:table-cell>
          <table:table-cell office:value-type="float" office:value="84.2105" calcext:value-type="float">
            <text:p>84.210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inuxdeploy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3.3333" calcext:value-type="float">
            <text:p>33.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 </text:p>
          </table:table-cell>
          <table:table-cell office:value-type="float" office:value="3" calcext:value-type="float">
            <text:p>3</text:p>
          </table:table-cell>
          <table:table-cell office:value-type="float" office:value="15.7895" calcext:value-type="float">
            <text:p>15.7895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a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3.3333" calcext:value-type="float">
            <text:p>33.3333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debiankit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3.3333" calcext:value-type="float">
            <text:p>33.3333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" calcext:value-type="float">
            <text:p>2</text:p>
          </table:table-cell>
          <table:table-cell office:value-type="float" office:value="66.6667" calcext:value-type="float">
            <text:p>66.6667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lxde 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66.6667" calcext:value-type="float">
            <text:p>66.66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bian </text:p>
          </table:table-cell>
          <table:table-cell office:value-type="float" office:value="1" calcext:value-type="float">
            <text:p>1</text:p>
          </table:table-cell>
          <table:table-cell office:value-type="float" office:value="33.3333" calcext:value-type="float">
            <text:p>33.3333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one 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3.3333" calcext:value-type="float">
            <text:p>33.3333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float" office:value="13" calcext:value-type="float">
            <text:p>13</text:p>
          </table:table-cell>
          <table:table-cell office:value-type="float" office:value="72.2222" calcext:value-type="float">
            <text:p>72.2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rena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ka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oidicon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mplyblack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x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  <table:table-cell table:number-columns-repeated="5"/>
        </table:table-row>
      </table:table>
      <table:table table:name="BSD" table:style-name="ta2">
        <table:table-column table:style-name="co11" table:default-cell-style-name="Default"/>
        <table:table-column table:style-name="co11" table:number-columns-repeated="3" table:default-cell-style-name="ce13"/>
        <table:table-column table:style-name="co11" table:default-cell-style-name="ce1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BSD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ebsd </text:p>
          </table:table-cell>
          <table:table-cell office:value-type="float" office:value="10" calcext:value-type="float">
            <text:p>10</text:p>
          </table:table-cell>
          <table:table-cell office:value-type="float" office:value="55.5556" calcext:value-type="float">
            <text:p>55.55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enbsd </text:p>
          </table:table-cell>
          <table:table-cell office:value-type="float" office:value="6" calcext:value-type="float">
            <text:p>6</text:p>
          </table:table-cell>
          <table:table-cell office:value-type="float" office:value="33.3333" calcext:value-type="float">
            <text:p>33.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agonflybsd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tbsd </text:p>
          </table:table-cell>
          <table:table-cell office:value-type="float" office:value="1" calcext:value-type="float">
            <text:p>1</text:p>
          </table:table-cell>
          <table:table-cell office:value-type="float" office:value="5.5556" calcext:value-type="float">
            <text:p>5.5556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ne </text:p>
          </table:table-cell>
          <table:table-cell office:value-type="float" office:value="6" calcext:value-type="float">
            <text:p>6</text:p>
          </table:table-cell>
          <table:table-cell office:value-type="float" office:value="35.2941" calcext:value-type="float">
            <text:p>35.29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wesome </text:p>
          </table:table-cell>
          <table:table-cell office:value-type="float" office:value="2" calcext:value-type="float">
            <text:p>2</text:p>
          </table:table-cell>
          <table:table-cell office:value-type="float" office:value="11.7647" calcext:value-type="float">
            <text:p>11.76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fce </text:p>
          </table:table-cell>
          <table:table-cell office:value-type="float" office:value="2" calcext:value-type="float">
            <text:p>2</text:p>
          </table:table-cell>
          <table:table-cell office:value-type="float" office:value="11.7647" calcext:value-type="float">
            <text:p>11.76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vwm2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cewm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vwm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luxbox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de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bwm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pectrwm </text:p>
          </table:table-cell>
          <table:table-cell office:value-type="float" office:value="1" calcext:value-type="float">
            <text:p>1</text:p>
          </table:table-cell>
          <table:table-cell office:value-type="float" office:value="5.8824" calcext:value-type="float">
            <text:p>5.8824</text:p>
          </table:table-cell>
        </table:table-row>
      </table:table>
      <table:table table:name="Sheet7" table:style-name="ta2">
        <table:table-column table:style-name="co11" table:number-columns-repeated="2" table:default-cell-style-name="ce21"/>
        <table:table-row table:style-name="ro5">
          <table:table-cell table:number-columns-repeated="2" table:style-name="ce13" office:value-type="string" calcext:value-type="string">
            <text:p>What desktop enviroment do you use?</text:p>
          </table:table-cell>
        </table:table-row>
        <table:table-row table:style-name="ro1" table:number-rows-repeated="109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awesome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fluxbox</text:p>
          </table:table-cell>
        </table:table-row>
        <table:table-row table:style-name="ro1" table:number-rows-repeated="101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XFCE</text:p>
          </table:table-cell>
        </table:table-row>
        <table:table-row table:style-name="ro1" table:number-rows-repeated="144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225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fvwm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50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fvwm2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2bwm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47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XFCE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26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KDE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awesome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IceWM</text:p>
          </table:table-cell>
        </table:table-row>
        <table:table-row table:style-name="ro1" table:number-rows-repeated="59">
          <table:table-cell table:number-columns-repeated="2"/>
        </table:table-row>
        <table:table-row table:style-name="ro1">
          <table:table-cell table:number-columns-repeated="2" table:style-name="ce13" office:value-type="string" calcext:value-type="string">
            <text:p>spectrw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6">
          <table:table-cell table:number-columns-repeated="2" table:style-name="ce13" office:value-type="string" calcext:value-type="string">
            <text:p>Desktop environment? PAH! $</text:p>
          </table:table-cell>
        </table:table-row>
        <table:table-row table:style-name="ro1" table:number-rows-repeated="107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percentage-style style:name="N126">
      <number:number number:decimal-places="3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7:14:48.681699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2T23:41:17.356158250</dc:date>
    <dc:creator>Joshua Fogg</dc:creator>
    <meta:editing-duration>PT9H51M37S</meta:editing-duration>
    <meta:editing-cycles>11</meta:editing-cycles>
    <meta:generator>LibreOffice/4.2.3.3$Linux_X86_64 LibreOffice_project/420m0$Build-3</meta:generator>
    <meta:document-statistic meta:table-count="7" meta:cell-count="108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8.997cm" xlink:href=".." xlink:type="simple" chart:class="chart:circle" chart:style-name="ch1">
        <chart:legend chart:legend-position="end" svg:x="-0.21cm" svg:y="0.246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